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33.37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30.9mm"/>
    </style:style>
    <style:style style:name="co5" style:family="table-column">
      <style:table-column-properties fo:break-before="auto" style:column-width="32.1mm"/>
    </style:style>
    <style:style style:name="co6" style:family="table-column">
      <style:table-column-properties fo:break-before="auto" style:column-width="8.64mm"/>
    </style:style>
    <style:style style:name="co7" style:family="table-column">
      <style:table-column-properties fo:break-before="auto" style:column-width="9.05mm"/>
    </style:style>
    <style:style style:name="co8" style:family="table-column">
      <style:table-column-properties fo:break-before="auto" style:column-width="21.8mm"/>
    </style:style>
    <style:style style:name="co9" style:family="table-column">
      <style:table-column-properties fo:break-before="auto" style:column-width="103.95mm"/>
    </style:style>
    <style:style style:name="co10" style:family="table-column">
      <style:table-column-properties fo:break-before="auto" style:column-width="33.74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0.72mm"/>
    </style:style>
    <style:style style:name="co13" style:family="table-column">
      <style:table-column-properties fo:break-before="auto" style:column-width="11.1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1.29mm" fo:break-before="auto" style:use-optimal-row-height="true"/>
    </style:style>
    <style:style style:name="ro3" style:family="table-row">
      <style:table-row-properties style:row-height="5.64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35mm" fo:break-before="auto" style:use-optimal-row-height="true"/>
    </style:style>
    <style:style style:name="ta1" style:family="table" style:master-page-name="PageStyle_5f_Raw_20_Data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none" style:diagonal-bl-tr="none" style:diagonal-tl-br="none" fo:border-left="1.76pt double-thin #000000" style:border-line-width-left="0.18mm 0.26mm 0.18mm" fo:border-right="none" style:rotation-align="none" fo:border-top="1.76pt double-thin #000000" style:border-line-width-top="0.18mm 0.26mm 0.18mm"/>
    </style:style>
    <style:style style:name="ce9" style:family="table-cell" style:parent-style-name="Default">
      <style:table-cell-properties fo:border-bottom="none" style:diagonal-bl-tr="none" style:diagonal-tl-br="none" fo:border-left="1.76pt double-thin #000000" style:border-line-width-left="0.18mm 0.26mm 0.18mm" fo:border-right="none" style:rotation-align="none" fo:border-top="none"/>
    </style:style>
    <style:style style:name="ce10" style:family="table-cell" style:parent-style-name="Default">
      <style:table-cell-properties fo:border-bottom="1.76pt double-thin #000000" style:border-line-width-bottom="0.18mm 0.26mm 0.18mm" style:diagonal-bl-tr="none" style:diagonal-tl-br="none" fo:border-left="1.76pt double-thin #000000" style:border-line-width-left="0.18mm 0.26mm 0.18mm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1.76pt double-thin #000000" style:border-line-width-left="0.18mm 0.26mm 0.18mm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wrap" fo:border-left="1.76pt double-thin #000000" style:border-line-width-left="0.18mm 0.26mm 0.18mm" style:direction="ltr" fo:border-right="1.76pt double-thin #000000" style:border-line-width-right="0.18mm 0.26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c5e0b4" style:diagonal-bl-tr="none" style:diagonal-tl-br="none" fo:border="none" style:rotation-align="none"/>
    </style:style>
    <style:style style:name="ce14" style:family="table-cell" style:parent-style-name="Default">
      <style:table-cell-properties fo:background-color="#dae3f3" style:rotation-align="none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1.76pt double-thin #000000" style:border-line-width-top="0.18mm 0.26mm 0.18mm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13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13">
      <style:table-cell-properties fo:background-color="#c5e0b4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none" style:diagonal-bl-tr="none" style:diagonal-tl-br="none" fo:border-left="none" fo:border-right="1.76pt double-thin #000000" style:border-line-width-right="0.18mm 0.26mm 0.18mm" style:rotation-align="none" fo:border-top="1.76pt double-thin #000000" style:border-line-width-top="0.18mm 0.26mm 0.18mm"/>
    </style:style>
    <style:style style:name="ce49" style:family="table-cell" style:parent-style-name="Default">
      <style:table-cell-properties fo:border-bottom="none" style:diagonal-bl-tr="none" style:diagonal-tl-br="none" fo:border-left="none" fo:border-right="1.76pt double-thin #000000" style:border-line-width-right="0.18mm 0.26mm 0.18mm" style:rotation-align="none" fo:border-top="none"/>
    </style:style>
    <style:style style:name="ce50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1.76pt double-thin #000000" style:border-line-width-right="0.18mm 0.26mm 0.18mm" style:rotation-align="none" fo:border-top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2" style:family="graphic">
      <style:graphic-properties draw:stroke="solid" svg:stroke-width="0mm" svg:stroke-color="#ffffff" draw:fill="solid" draw:fill-color="#ffffff" draw:textarea-vertical-align="middle" draw:auto-grow-height="false" draw:fit-to-size="false" style:shrink-to-fit="false" fo:min-height="0mm" fo:min-width="0mm" fo:padding-top="0mm" fo:padding-bottom="0mm" fo:padding-left="0mm" fo:padding-right="0m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'Cambria Math'" fo:font-size="16pt" fo:letter-spacing="normal" fo:font-style="normal" style:text-underline-style="none" fo:font-weight="normal" style:font-family-asian="'Cambria Math'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'Cambria Math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" style:family="text">
      <style:text-properties style:font-name="Calibri" style:font-style-complex="normal" style:font-style-asian="normal" style:font-weight-complex="normal" style:font-weight-asian="normal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normal" fo:font-size="11pt" fo:text-shadow="none" style:text-position="-33% 58%"/>
    </style:style>
    <style:style style:name="T5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33% 58%"/>
    </style:style>
    <style:style style:name="T7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 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9" table:default-cell-style-name="ce1"/>
        <table:table-column table:style-name="co1" table:number-columns-repeated="1008" table:default-cell-style-name="ce1"/>
        <table:table-row table:style-name="ro1">
          <table:table-cell office:value-type="string" calcext:value-type="string">
            <text:p>Raw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pan (l)</text:p>
            <text:p>[mm]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/>
          <table:table-cell table:style-name="ce2" office:value-type="string" calcext:value-type="string">
            <text:p>Sample 1</text:p>
          </table:table-cell>
          <table:table-cell table:style-name="ce2" office:value-type="string" calcext:value-type="string">
            <text:p>Sample 2</text:p>
          </table:table-cell>
          <table:table-cell table:style-name="ce2" office:value-type="string" calcext:value-type="string">
            <text:p>Sample 3</text:p>
          </table:table-cell>
          <table:table-cell table:style-name="ce2" office:value-type="string" calcext:value-type="string">
            <text:p>Sample 4</text:p>
          </table:table-cell>
          <table:table-cell table:style-name="ce2" office:value-type="string" calcext:value-type="string">
            <text:p>Sample 5</text:p>
          </table:table-cell>
          <table:table-cell table:style-name="ce2" office:value-type="string" calcext:value-type="string">
            <text:p>Sample 6</text:p>
          </table:table-cell>
          <table:table-cell table:style-name="ce2" office:value-type="string" calcext:value-type="string">
            <text:p>Sample 7</text:p>
          </table:table-cell>
          <table:table-cell table:style-name="ce2" office:value-type="string" calcext:value-type="string">
            <text:p>Sample 8</text:p>
          </table:table-cell>
          <table:table-cell table:style-name="ce2" office:value-type="string" calcext:value-type="string">
            <text:p>Sample 9</text:p>
          </table:table-cell>
          <table:table-cell table:style-name="ce2" office:value-type="string" calcext:value-type="string">
            <text:p>Sample 10</text:p>
          </table:table-cell>
          <table:table-cell table:style-name="ce2" office:value-type="string" calcext:value-type="string">
            <text:p>Sample 11</text:p>
          </table:table-cell>
          <table:table-cell table:style-name="ce2" office:value-type="string" calcext:value-type="string">
            <text:p>Sample 12</text:p>
          </table:table-cell>
          <table:table-cell table:style-name="ce2" office:value-type="string" calcext:value-type="string">
            <text:p>Sample 13</text:p>
          </table:table-cell>
          <table:table-cell table:style-name="ce2" office:value-type="string" calcext:value-type="string">
            <text:p>Sample 14</text:p>
          </table:table-cell>
          <table:table-cell table:style-name="ce2" office:value-type="string" calcext:value-type="string">
            <text:p>Sample 15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Length (L)</text:p>
            <text:p>[mm]</text:p>
          </table:table-cell>
          <table:table-cell table:style-name="ce5" office:value-type="float" office:value="300" calcext:value-type="float">
            <text:p>300</text:p>
          </table:table-cell>
          <table:table-cell table:number-columns-repeated="2" table:style-name="ce5" office:value-type="float" office:value="299" calcext:value-type="float">
            <text:p>299</text:p>
          </table:table-cell>
          <table:table-cell table:number-columns-repeated="2" table:style-name="ce5" office:value-type="float" office:value="300" calcext:value-type="float">
            <text:p>300</text:p>
          </table:table-cell>
          <table:table-cell table:style-name="ce5" office:value-type="float" office:value="299" calcext:value-type="float">
            <text:p>299</text:p>
          </table:table-cell>
          <table:table-cell table:number-columns-repeated="2" table:style-name="ce5" office:value-type="float" office:value="300" calcext:value-type="float">
            <text:p>300</text:p>
          </table:table-cell>
          <table:table-cell table:number-columns-repeated="2" table:style-name="ce5" office:value-type="float" office:value="299" calcext:value-type="float">
            <text:p>299</text:p>
          </table:table-cell>
          <table:table-cell table:number-columns-repeated="5" table:style-name="ce5" office:value-type="float" office:value="300" calcext:value-type="float">
            <text:p>300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Width (b)</text:p>
            <text:p>[mm]</text:p>
          </table:table-cell>
          <table:table-cell table:style-name="ce5" office:value-type="float" office:value="29.85" calcext:value-type="float">
            <text:p>29.85</text:p>
          </table:table-cell>
          <table:table-cell table:style-name="ce6" office:value-type="float" office:value="30.04" calcext:value-type="float">
            <text:p>30.04</text:p>
          </table:table-cell>
          <table:table-cell table:style-name="ce6" office:value-type="float" office:value="30.14" calcext:value-type="float">
            <text:p>30.14</text:p>
          </table:table-cell>
          <table:table-cell table:style-name="ce6" office:value-type="float" office:value="30.2" calcext:value-type="float">
            <text:p>30.20</text:p>
          </table:table-cell>
          <table:table-cell table:number-columns-repeated="2" table:style-name="ce6" office:value-type="float" office:value="30.21" calcext:value-type="float">
            <text:p>30.21</text:p>
          </table:table-cell>
          <table:table-cell table:style-name="ce6" office:value-type="float" office:value="30.03" calcext:value-type="float">
            <text:p>30.03</text:p>
          </table:table-cell>
          <table:table-cell table:style-name="ce6" office:value-type="float" office:value="30.13" calcext:value-type="float">
            <text:p>30.13</text:p>
          </table:table-cell>
          <table:table-cell table:style-name="ce6" office:value-type="float" office:value="30.1" calcext:value-type="float">
            <text:p>30.10</text:p>
          </table:table-cell>
          <table:table-cell table:style-name="ce6" office:value-type="float" office:value="30.24" calcext:value-type="float">
            <text:p>30.24</text:p>
          </table:table-cell>
          <table:table-cell table:number-columns-repeated="4" table:style-name="ce6" office:value-type="float" office:value="30.06" calcext:value-type="float">
            <text:p>30.06</text:p>
          </table:table-cell>
          <table:table-cell table:style-name="ce6" office:value-type="float" office:value="30.12" calcext:value-type="float">
            <text:p>30.12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Thickness (h)</text:p>
            <text:p>[mm]</text:p>
          </table:table-cell>
          <table:table-cell table:style-name="ce5" office:value-type="float" office:value="3.28" calcext:value-type="float">
            <text:p>3.28</text:p>
          </table:table-cell>
          <table:table-cell table:style-name="ce6" office:value-type="float" office:value="3.31" calcext:value-type="float">
            <text:p>3.31</text:p>
          </table:table-cell>
          <table:table-cell table:style-name="ce6" office:value-type="float" office:value="3.27" calcext:value-type="float">
            <text:p>3.27</text:p>
          </table:table-cell>
          <table:table-cell table:style-name="ce6" office:value-type="float" office:value="3.26" calcext:value-type="float">
            <text:p>3.26</text:p>
          </table:table-cell>
          <table:table-cell table:style-name="ce6" office:value-type="float" office:value="3.29" calcext:value-type="float">
            <text:p>3.29</text:p>
          </table:table-cell>
          <table:table-cell table:style-name="ce6" office:value-type="float" office:value="3.28" calcext:value-type="float">
            <text:p>3.28</text:p>
          </table:table-cell>
          <table:table-cell table:style-name="ce6" office:value-type="float" office:value="3.32" calcext:value-type="float">
            <text:p>3.32</text:p>
          </table:table-cell>
          <table:table-cell table:style-name="ce6" office:value-type="float" office:value="3.34" calcext:value-type="float">
            <text:p>3.34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3.32" calcext:value-type="float">
            <text:p>3.32</text:p>
          </table:table-cell>
          <table:table-cell table:style-name="ce6" office:value-type="float" office:value="3.3" calcext:value-type="float">
            <text:p>3.30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3.33" calcext:value-type="float">
            <text:p>3.33</text:p>
          </table:table-cell>
          <table:table-cell table:style-name="ce6" office:value-type="float" office:value="3.31" calcext:value-type="float">
            <text:p>3.31</text:p>
          </table:table-cell>
          <table:table-cell table:style-name="ce6" office:value-type="float" office:value="3.29" calcext:value-type="float">
            <text:p>3.29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Mass (m)</text:p>
            <text:p>[g]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oad (P)</text:p>
            <text:p>[g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style-name="ce2" office:value-type="string" calcext:value-type="string">
            <text:p>Deflection (𝜹)</text:p>
            <text:p>[0.001"]</text:p>
          </table:table-cell>
          <table:table-cell table:number-columns-repeated="1008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number-columns-repeated="13" table:style-name="ce7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25" calcext:value-type="float">
            <text:p>25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36" calcext:value-type="float">
            <text:p>36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1" calcext:value-type="float">
            <text:p>4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53" calcext:value-type="float">
            <text:p>5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58" calcext:value-type="float">
            <text:p>58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63" calcext:value-type="float">
            <text:p>6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58" calcext:value-type="float">
            <text:p>5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53" calcext:value-type="float">
            <text:p>53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46" calcext:value-type="float">
            <text:p>4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42" calcext:value-type="float">
            <text:p>42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36" calcext:value-type="float">
            <text:p>3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30" calcext:value-type="float">
            <text:p>3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5" calcext:value-type="float">
            <text:p>25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Force</text:p>
            <text:p>[N]</text:p>
          </table:table-cell>
          <table:table-cell table:style-name="ce2" office:value-type="float" office:value="13.78" calcext:value-type="float">
            <text:p>13.78</text:p>
          </table:table-cell>
          <table:table-cell table:style-name="ce5" office:value-type="float" office:value="35.32" calcext:value-type="float">
            <text:p>35.32</text:p>
          </table:table-cell>
          <table:table-cell table:style-name="ce5" office:value-type="float" office:value="22.68" calcext:value-type="float">
            <text:p>22.68</text:p>
          </table:table-cell>
          <table:table-cell table:style-name="ce5" office:value-type="float" office:value="36.73" calcext:value-type="float">
            <text:p>36.73</text:p>
          </table:table-cell>
          <table:table-cell table:style-name="ce5" office:value-type="float" office:value="31.17" calcext:value-type="float">
            <text:p>31.17</text:p>
          </table:table-cell>
          <table:table-cell table:style-name="ce5" office:value-type="float" office:value="33.58" calcext:value-type="float">
            <text:p>33.58</text:p>
          </table:table-cell>
          <table:table-cell table:style-name="ce5" office:value-type="float" office:value="25.13" calcext:value-type="float">
            <text:p>25.13</text:p>
          </table:table-cell>
          <table:table-cell table:style-name="ce5" office:value-type="float" office:value="35.52" calcext:value-type="float">
            <text:p>35.52</text:p>
          </table:table-cell>
          <table:table-cell table:style-name="ce5" office:value-type="float" office:value="36.94" calcext:value-type="float">
            <text:p>36.94</text:p>
          </table:table-cell>
          <table:table-cell table:style-name="ce5" office:value-type="float" office:value="39.03" calcext:value-type="float">
            <text:p>39.03</text:p>
          </table:table-cell>
          <table:table-cell table:style-name="ce5" office:value-type="float" office:value="28.72" calcext:value-type="float">
            <text:p>28.72</text:p>
          </table:table-cell>
          <table:table-cell table:style-name="ce5" office:value-type="float" office:value="26.51" calcext:value-type="float">
            <text:p>26.51</text:p>
          </table:table-cell>
          <table:table-cell table:style-name="ce5" office:value-type="float" office:value="36.67" calcext:value-type="float">
            <text:p>36.67</text:p>
          </table:table-cell>
          <table:table-cell table:style-name="ce5" office:value-type="float" office:value="25.57" calcext:value-type="float">
            <text:p>25.57</text:p>
          </table:table-cell>
          <table:table-cell table:style-name="ce5" office:value-type="float" office:value="27.07" calcext:value-type="float">
            <text:p>27.07</text:p>
          </table:table-cell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5" table:default-cell-style-name="ce1"/>
        <table:table-column table:style-name="co11" table:number-columns-repeated="5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8" table:number-columns-repeated="996" table:default-cell-style-name="ce1"/>
        <table:table-row table:style-name="ro1" table:visibility="collapse">
          <table:table-cell table:number-columns-repeated="2"/>
          <table:table-cell table:style-name="ce13" table:number-columns-repeated="2"/>
          <table:table-cell table:number-columns-repeated="14" office:value-type="string" calcext:value-type="string">
            <text:p>Cells in this colour require analysis of your groups lab data to obtain the "calculated" value.</text:p>
          </table:table-cell>
          <table:table-cell table:number-columns-repeated="1006"/>
        </table:table-row>
        <table:table-row table:style-name="ro1" table:visibility="collapse">
          <table:table-cell table:number-columns-repeated="2"/>
          <table:table-cell table:style-name="ce14" table:number-columns-repeated="2"/>
          <table:table-cell table:number-columns-repeated="14" office:value-type="string" calcext:value-type="string">
            <text:p>Cells in this colour are for populating your lab data for your particular group.</text:p>
          </table:table-cell>
          <table:table-cell table:number-columns-repeated="1006"/>
        </table:table-row>
        <table:table-row table:style-name="ro1" table:visibility="collapse">
          <table:table-cell table:number-columns-repeated="4"/>
          <table:table-cell table:number-columns-repeated="14" table:style-name="ce34" office:value-type="string" calcext:value-type="string">
            <text:p>*Be mindful of the appropriate units for each data item, they are listed next to the cell. 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8"/>
          <table:table-cell table:style-name="ce15" table:number-columns-repeated="23"/>
          <table:table-cell table:style-name="ce48"/>
          <table:table-cell table:number-columns-repeated="3"/>
          <table:table-cell>
            <draw:frame table:end-cell-address="Calculations.AM23" table:end-x="21.81mm" table:end-y="0.13mm" draw:z-index="0" draw:name="Chart 7" draw:style-name="gr1" draw:text-style-name="P1" svg:width="218.02mm" svg:height="96.44mm" svg:x="0.01mm" svg:y="0mm">
              <draw:object draw:notify-on-update-of-ranges="Calculations.D31:Calculations.D51 Calculations.E31:Calculations.E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Calculations.AX22" table:end-x="21.8mm" table:end-y="5.29mm" draw:z-index="6" draw:name="Chart 23" draw:style-name="gr1" draw:text-style-name="P1" svg:width="218.01mm" svg:height="96.3mm" svg:x="0.01mm" svg:y="0mm">
              <draw:object draw:notify-on-update-of-ranges="Calculations.D31:Calculations.D51 Calculations.H31:Calculations.H5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"/>
          <table:table-cell>
            <draw:frame table:end-cell-address="Calculations.BI22" table:end-x="21.8mm" table:end-y="5.29mm" draw:z-index="9" draw:name="Chart 26" draw:style-name="gr1" draw:text-style-name="P1" svg:width="218.01mm" svg:height="96.3mm" svg:x="0mm" svg:y="0mm">
              <draw:object draw:notify-on-update-of-ranges="Calculations.D31:Calculations.D51 Calculations.K31:Calculations.K5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  <table:table-cell>
            <draw:frame table:end-cell-address="Calculations.BT22" table:end-x="21.81mm" table:end-y="5.29mm" draw:z-index="12" draw:name="Chart 29" draw:style-name="gr1" draw:text-style-name="P1" svg:width="218.02mm" svg:height="96.3mm" svg:x="0mm" svg:y="0mm">
              <draw:object draw:notify-on-update-of-ranges="Calculations.D31:Calculations.D51 Calculations.N31:Calculations.N51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"/>
          <table:table-cell>
            <draw:frame table:end-cell-address="Calculations.CE22" table:end-x="21.81mm" table:end-y="5.29mm" draw:z-index="15" draw:name="Chart 32" draw:style-name="gr1" draw:text-style-name="P1" svg:width="218.01mm" svg:height="96.3mm" svg:x="0.01mm" svg:y="0mm">
              <draw:object draw:notify-on-update-of-ranges="Calculations.D31:Calculations.D51 Calculations.Q31:Calculations.Q51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950"/>
        </table:table-row>
        <table:table-row table:style-name="ro4">
          <table:table-cell/>
          <table:table-cell table:style-name="ce9"/>
          <table:table-cell table:style-name="ce16" office:value-type="string" calcext:value-type="string">
            <text:p>3 POINT BEND TEST</text:p>
          </table:table-cell>
          <table:table-cell table:style-name="ce16"/>
          <table:table-cell table:style-name="ce18" table:number-columns-repeated="21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6" table:number-columns-repeated="2"/>
          <table:table-cell table:style-name="ce18" table:number-columns-repeated="21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7" office:value-type="string" calcext:value-type="string">
            <text:p>Calculated Values</text:p>
          </table:table-cell>
          <table:table-cell table:style-name="ce17"/>
          <table:table-cell table:style-name="ce18" table:number-columns-repeated="21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8" table:number-columns-repeated="23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6" office:value-type="string" calcext:value-type="string">
            <text:p>Density</text:p>
          </table:table-cell>
          <table:table-cell table:style-name="ce16"/>
          <table:table-cell table:style-name="ce18" table:number-columns-repeated="16"/>
          <table:table-cell table:style-name="ce18">
            <draw:custom-shape table:end-cell-address="Calculations.V14" table:end-x="20.39mm" table:end-y="0.34mm" draw:z-index="4" draw:name="CustomShape 1" draw:style-name="gr2" draw:text-style-name="P3" svg:width="39.15mm" svg:height="18.33mm" svg:x="3.89mm" svg:y="4.23mm">
              <text:p text:style-name="P2"><text:span text:style-name="T1">𝜌</text:span><text:span text:style-name="T1">=𝑚/𝑉 <text:s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table:number-columns-repeated="4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9"/>
          <table:table-cell table:style-name="ce28"/>
          <table:table-cell table:style-name="ce35" office:value-type="string" calcext:value-type="string">
            <text:p>Sample 1</text:p>
          </table:table-cell>
          <table:table-cell table:style-name="ce35" office:value-type="string" calcext:value-type="string">
            <text:p>Sample 2</text:p>
          </table:table-cell>
          <table:table-cell table:style-name="ce35" office:value-type="string" calcext:value-type="string">
            <text:p>Sample 3</text:p>
          </table:table-cell>
          <table:table-cell table:style-name="ce35" office:value-type="string" calcext:value-type="string">
            <text:p>Sample 4</text:p>
          </table:table-cell>
          <table:table-cell table:style-name="ce35" office:value-type="string" calcext:value-type="string">
            <text:p>Sample 5</text:p>
          </table:table-cell>
          <table:table-cell table:style-name="ce35" office:value-type="string" calcext:value-type="string">
            <text:p>Sample 6</text:p>
          </table:table-cell>
          <table:table-cell table:style-name="ce35" office:value-type="string" calcext:value-type="string">
            <text:p>Sample 7</text:p>
          </table:table-cell>
          <table:table-cell table:style-name="ce35" office:value-type="string" calcext:value-type="string">
            <text:p>Sample 8</text:p>
          </table:table-cell>
          <table:table-cell table:style-name="ce35" office:value-type="string" calcext:value-type="string">
            <text:p>Sample 9</text:p>
          </table:table-cell>
          <table:table-cell table:style-name="ce35" office:value-type="string" calcext:value-type="string">
            <text:p>Sample 10</text:p>
          </table:table-cell>
          <table:table-cell table:style-name="ce35" office:value-type="string" calcext:value-type="string">
            <text:p>Sample 11</text:p>
          </table:table-cell>
          <table:table-cell table:style-name="ce35" office:value-type="string" calcext:value-type="string">
            <text:p>Sample 12</text:p>
          </table:table-cell>
          <table:table-cell table:style-name="ce35" office:value-type="string" calcext:value-type="string">
            <text:p>Sample 13</text:p>
          </table:table-cell>
          <table:table-cell table:style-name="ce35" office:value-type="string" calcext:value-type="string">
            <text:p>Sample 14</text:p>
          </table:table-cell>
          <table:table-cell table:style-name="ce35" office:value-type="string" calcext:value-type="string">
            <text:p>Sample 15</text:p>
          </table:table-cell>
          <table:table-cell table:style-name="ce44" office:value-type="string" calcext:value-type="string">
            <text:p>Average</text:p>
          </table:table-cell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5">
          <table:table-cell/>
          <table:table-cell table:style-name="ce9"/>
          <table:table-cell table:style-name="ce20"/>
          <table:table-cell table:style-name="ce29"/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36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45" office:value-type="string" calcext:value-type="string">
            <text:p><text:span text:style-name="T5">[g/cm</text:span><text:span text:style-name="T6">3</text:span><text:span text:style-name="T7">]</text:span></text:p>
          </table:table-cell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1" office:value-type="string" calcext:value-type="string" table:number-columns-spanned="2" table:number-rows-spanned="1">
            <text:p>ρ</text:p>
          </table:table-cell>
          <table:covered-table-cell table:style-name="ce21"/>
          <table:table-cell office:value-type="float" office:value="0.102136699758957" calcext:value-type="float">
            <text:p>0.102136699758957</text:p>
          </table:table-cell>
          <table:table-cell office:value-type="float" office:value="0.201814394826103" calcext:value-type="float">
            <text:p>0.201814394826103</text:p>
          </table:table-cell>
          <table:table-cell office:value-type="float" office:value="0.169671076533322" calcext:value-type="float">
            <text:p>0.169671076533322</text:p>
          </table:table-cell>
          <table:table-cell office:value-type="float" office:value="0.237002126247647" calcext:value-type="float">
            <text:p>0.237002126247647</text:p>
          </table:table-cell>
          <table:table-cell office:value-type="float" office:value="0.16768805460728" calcext:value-type="float">
            <text:p>0.16768805460728</text:p>
          </table:table-cell>
          <table:table-cell office:value-type="float" office:value="0.202514205763992" calcext:value-type="float">
            <text:p>0.202514205763992</text:p>
          </table:table-cell>
          <table:table-cell office:value-type="float" office:value="0.13373507349411" calcext:value-type="float">
            <text:p>0.13373507349411</text:p>
          </table:table-cell>
          <table:table-cell office:value-type="float" office:value="0.198739593498035" calcext:value-type="float">
            <text:p>0.198739593498035</text:p>
          </table:table-cell>
          <table:table-cell office:value-type="float" office:value="0.199007186315337" calcext:value-type="float">
            <text:p>0.199007186315337</text:p>
          </table:table-cell>
          <table:table-cell office:value-type="float" office:value="0.199875789189566" calcext:value-type="float">
            <text:p>0.199875789189566</text:p>
          </table:table-cell>
          <table:table-cell office:value-type="float" office:value="0.168014140070028" calcext:value-type="float">
            <text:p>0.168014140070028</text:p>
          </table:table-cell>
          <table:table-cell office:value-type="float" office:value="0.16550646633764" calcext:value-type="float">
            <text:p>0.16550646633764</text:p>
          </table:table-cell>
          <table:table-cell office:value-type="float" office:value="0.199800599002196" calcext:value-type="float">
            <text:p>0.199800599002196</text:p>
          </table:table-cell>
          <table:table-cell office:value-type="float" office:value="0.167506544480693" calcext:value-type="float">
            <text:p>0.167506544480693</text:p>
          </table:table-cell>
          <table:table-cell office:value-type="float" office:value="0.168189114531405" calcext:value-type="float">
            <text:p>0.168189114531405</text:p>
          </table:table-cell>
          <table:table-cell table:style-name="ce46" table:number-matrix-columns-spanned="15" table:number-matrix-rows-spanned="1" table:formula="of:=IF([.E13:.S13]=&quot;&quot;; &quot;&quot;; AVERAGE([.E13:.S13]))" office:value-type="float" office:value="0.178746737643754" calcext:value-type="float">
            <text:p>0.179</text:p>
          </table:table-cell>
          <table:table-cell table:style-name="ce18" office:value-type="float" office:value="0.178746737643754" calcext:value-type="float">
            <text:p>0.178746737643754</text:p>
          </table:table-cell>
          <table:table-cell table:style-name="ce18" office:value-type="float" office:value="0.178746737643754" calcext:value-type="float">
            <text:p>0.178746737643754</text:p>
          </table:table-cell>
          <table:table-cell table:style-name="ce18" office:value-type="float" office:value="0.178746737643754" calcext:value-type="float">
            <text:p>0.178746737643754</text:p>
          </table:table-cell>
          <table:table-cell table:style-name="ce18" office:value-type="float" office:value="0.178746737643754" calcext:value-type="float">
            <text:p>0.178746737643754</text:p>
          </table:table-cell>
          <table:table-cell table:style-name="ce18" office:value-type="float" office:value="0.178746737643754" calcext:value-type="float">
            <text:p>0.178746737643754</text:p>
          </table:table-cell>
          <table:table-cell table:style-name="ce49" office:value-type="float" office:value="0.178746737643754" calcext:value-type="float">
            <text:p>0.178746737643754</text:p>
          </table:table-cell>
          <table:table-cell office:value-type="float" office:value="0.178746737643754" calcext:value-type="float">
            <text:p>0.178746737643754</text:p>
          </table:table-cell>
          <table:table-cell office:value-type="float" office:value="0.178746737643754" calcext:value-type="float">
            <text:p>0.178746737643754</text:p>
          </table:table-cell>
          <table:table-cell office:value-type="float" office:value="0.178746737643754" calcext:value-type="float">
            <text:p>0.178746737643754</text:p>
          </table:table-cell>
          <table:table-cell office:value-type="float" office:value="0.178746737643754" calcext:value-type="float">
            <text:p>0.178746737643754</text:p>
          </table:table-cell>
          <table:table-cell office:value-type="float" office:value="0.178746737643754" calcext:value-type="float">
            <text:p>0.178746737643754</text:p>
          </table:table-cell>
          <table:table-cell office:value-type="float" office:value="0.178746737643754" calcext:value-type="float">
            <text:p>0.178746737643754</text:p>
          </table:table-cell>
          <table:table-cell office:value-type="float" office:value="0.178746737643754" calcext:value-type="float">
            <text:p>0.178746737643754</text:p>
          </table:table-cell>
          <table:table-cell office:value-type="float" office:value="0.178746737643754" calcext:value-type="float">
            <text:p>0.178746737643754</text:p>
          </table:table-cell>
          <table:table-cell table:number-columns-repeated="990"/>
        </table:table-row>
        <table:table-row table:style-name="ro4">
          <table:table-cell/>
          <table:table-cell table:style-name="ce9"/>
          <table:table-cell table:style-name="ce18" table:number-columns-repeated="23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6" office:value-type="string" calcext:value-type="string">
            <text:p>Young's Modulus</text:p>
          </table:table-cell>
          <table:table-cell table:style-name="ce16"/>
          <table:table-cell table:style-name="ce18" table:number-columns-repeated="16"/>
          <table:table-cell table:style-name="ce18">
            <draw:custom-shape table:end-cell-address="Calculations.Y19" table:end-x="11.46mm" table:end-y="1.03mm" draw:z-index="2" draw:name="CustomShape 1" draw:style-name="gr2" draw:text-style-name="P3" svg:width="97.99mm" svg:height="18.31mm" svg:x="4.07mm" svg:y="3.89mm">
              <text:p text:style-name="P2"><text:span text:style-name="T2">𝐸</text:span><text:span text:style-name="T2">=(𝐹𝑙^3)/(4𝑏ℎ^3</text:span><text:span text:style-name="T1"> 𝛿) <text:s/>= <text:s/>𝐹/𝛿∙𝑙^3/(4𝑏ℎ^3 ) <text:s/>= 𝑠𝑙𝑜𝑝𝑒∙𝑙^3/(4𝑏ℎ^3 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table:number-columns-repeated="4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9"/>
          <table:table-cell table:style-name="ce28"/>
          <table:table-cell table:style-name="ce35" office:value-type="string" calcext:value-type="string">
            <text:p>Sample 1</text:p>
          </table:table-cell>
          <table:table-cell table:style-name="ce35" office:value-type="string" calcext:value-type="string">
            <text:p>Sample 2</text:p>
          </table:table-cell>
          <table:table-cell table:style-name="ce35" office:value-type="string" calcext:value-type="string">
            <text:p>Sample 3</text:p>
          </table:table-cell>
          <table:table-cell table:style-name="ce35" office:value-type="string" calcext:value-type="string">
            <text:p>Sample 4</text:p>
          </table:table-cell>
          <table:table-cell table:style-name="ce35" office:value-type="string" calcext:value-type="string">
            <text:p>Sample 5</text:p>
          </table:table-cell>
          <table:table-cell table:style-name="ce35" office:value-type="string" calcext:value-type="string">
            <text:p>Sample 6</text:p>
          </table:table-cell>
          <table:table-cell table:style-name="ce35" office:value-type="string" calcext:value-type="string">
            <text:p>Sample 7</text:p>
          </table:table-cell>
          <table:table-cell table:style-name="ce35" office:value-type="string" calcext:value-type="string">
            <text:p>Sample 8</text:p>
          </table:table-cell>
          <table:table-cell table:style-name="ce35" office:value-type="string" calcext:value-type="string">
            <text:p>Sample 9</text:p>
          </table:table-cell>
          <table:table-cell table:style-name="ce35" office:value-type="string" calcext:value-type="string">
            <text:p>Sample 10</text:p>
          </table:table-cell>
          <table:table-cell table:style-name="ce35" office:value-type="string" calcext:value-type="string">
            <text:p>Sample 11</text:p>
          </table:table-cell>
          <table:table-cell table:style-name="ce35" office:value-type="string" calcext:value-type="string">
            <text:p>Sample 12</text:p>
          </table:table-cell>
          <table:table-cell table:style-name="ce35" office:value-type="string" calcext:value-type="string">
            <text:p>Sample 13</text:p>
          </table:table-cell>
          <table:table-cell table:style-name="ce35" office:value-type="string" calcext:value-type="string">
            <text:p>Sample 14</text:p>
          </table:table-cell>
          <table:table-cell table:style-name="ce35" office:value-type="string" calcext:value-type="string">
            <text:p>Sample 15</text:p>
          </table:table-cell>
          <table:table-cell table:style-name="ce44" office:value-type="string" calcext:value-type="string">
            <text:p>Average</text:p>
          </table:table-cell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0"/>
          <table:table-cell table:style-name="ce29"/>
          <table:table-cell table:number-columns-repeated="15" table:style-name="ce36" office:value-type="string" calcext:value-type="string">
            <text:p>[GPa]</text:p>
          </table:table-cell>
          <table:table-cell table:style-name="ce45" office:value-type="string" calcext:value-type="string">
            <text:p>[GPa]</text:p>
          </table:table-cell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1" office:value-type="string" calcext:value-type="string" table:number-columns-spanned="2" table:number-rows-spanned="1">
            <text:p>E</text:p>
          </table:table-cell>
          <table:covered-table-cell table:style-name="ce21"/>
          <table:table-cell table:style-name="ce37" office:value-type="float" office:value="2.1572" calcext:value-type="float">
            <text:p>2.1572</text:p>
          </table:table-cell>
          <table:table-cell table:style-name="ce37" office:value-type="float" office:value="5.0641" calcext:value-type="float">
            <text:p>5.0641</text:p>
          </table:table-cell>
          <table:table-cell table:style-name="ce37" office:value-type="float" office:value="3.4712" calcext:value-type="float">
            <text:p>3.4712</text:p>
          </table:table-cell>
          <table:table-cell table:style-name="ce37" office:value-type="float" office:value="5.5205" calcext:value-type="float">
            <text:p>5.5205</text:p>
          </table:table-cell>
          <table:table-cell table:style-name="ce37" office:value-type="float" office:value="4.6901" calcext:value-type="float">
            <text:p>4.6901</text:p>
          </table:table-cell>
          <table:table-cell table:style-name="ce37" office:value-type="float" office:value="5.477" calcext:value-type="float">
            <text:p>5.477</text:p>
          </table:table-cell>
          <table:table-cell table:style-name="ce37" office:value-type="float" office:value="3.8713" calcext:value-type="float">
            <text:p>3.8713</text:p>
          </table:table-cell>
          <table:table-cell table:style-name="ce37" office:value-type="float" office:value="4.6271" calcext:value-type="float">
            <text:p>4.6271</text:p>
          </table:table-cell>
          <table:table-cell table:style-name="ce37" office:value-type="float" office:value="5.0653" calcext:value-type="float">
            <text:p>5.0653</text:p>
          </table:table-cell>
          <table:table-cell table:style-name="ce37" office:value-type="float" office:value="4.9676" calcext:value-type="float">
            <text:p>4.9676</text:p>
          </table:table-cell>
          <table:table-cell table:style-name="ce37" office:value-type="float" office:value="4.1754" calcext:value-type="float">
            <text:p>4.1754</text:p>
          </table:table-cell>
          <table:table-cell table:style-name="ce37" office:value-type="float" office:value="3.6483" calcext:value-type="float">
            <text:p>3.6483</text:p>
          </table:table-cell>
          <table:table-cell table:style-name="ce37" office:value-type="float" office:value="5.0824" calcext:value-type="float">
            <text:p>5.0824</text:p>
          </table:table-cell>
          <table:table-cell table:style-name="ce37" office:value-type="float" office:value="3.7539" calcext:value-type="float">
            <text:p>3.7539</text:p>
          </table:table-cell>
          <table:table-cell table:style-name="ce37" office:value-type="float" office:value="3.7183" calcext:value-type="float">
            <text:p>3.7183</text:p>
          </table:table-cell>
          <table:table-cell table:style-name="ce46" table:number-matrix-columns-spanned="15" table:number-matrix-rows-spanned="1" table:formula="of:=IF([.E18:.S18]=&quot;&quot;; &quot;&quot;; AVERAGE([.E18:.S18]))" office:value-type="float" office:value="4.35264666666667" calcext:value-type="float">
            <text:p>4.353</text:p>
          </table:table-cell>
          <table:table-cell table:style-name="ce18" office:value-type="float" office:value="4.35264666666667" calcext:value-type="float">
            <text:p>4.35264666666667</text:p>
          </table:table-cell>
          <table:table-cell table:style-name="ce18" office:value-type="float" office:value="4.35264666666667" calcext:value-type="float">
            <text:p>4.35264666666667</text:p>
          </table:table-cell>
          <table:table-cell table:style-name="ce18" office:value-type="float" office:value="4.35264666666667" calcext:value-type="float">
            <text:p>4.35264666666667</text:p>
          </table:table-cell>
          <table:table-cell table:style-name="ce18" office:value-type="float" office:value="4.35264666666667" calcext:value-type="float">
            <text:p>4.35264666666667</text:p>
          </table:table-cell>
          <table:table-cell table:style-name="ce18" office:value-type="float" office:value="4.35264666666667" calcext:value-type="float">
            <text:p>4.35264666666667</text:p>
          </table:table-cell>
          <table:table-cell table:style-name="ce49" office:value-type="float" office:value="4.35264666666667" calcext:value-type="float">
            <text:p>4.35264666666667</text:p>
          </table:table-cell>
          <table:table-cell office:value-type="float" office:value="4.35264666666667" calcext:value-type="float">
            <text:p>4.35264666666667</text:p>
          </table:table-cell>
          <table:table-cell office:value-type="float" office:value="4.35264666666667" calcext:value-type="float">
            <text:p>4.35264666666667</text:p>
          </table:table-cell>
          <table:table-cell office:value-type="float" office:value="4.35264666666667" calcext:value-type="float">
            <text:p>4.35264666666667</text:p>
          </table:table-cell>
          <table:table-cell office:value-type="float" office:value="4.35264666666667" calcext:value-type="float">
            <text:p>4.35264666666667</text:p>
          </table:table-cell>
          <table:table-cell office:value-type="float" office:value="4.35264666666667" calcext:value-type="float">
            <text:p>4.35264666666667</text:p>
          </table:table-cell>
          <table:table-cell office:value-type="float" office:value="4.35264666666667" calcext:value-type="float">
            <text:p>4.35264666666667</text:p>
          </table:table-cell>
          <table:table-cell office:value-type="float" office:value="4.35264666666667" calcext:value-type="float">
            <text:p>4.35264666666667</text:p>
          </table:table-cell>
          <table:table-cell office:value-type="float" office:value="4.35264666666667" calcext:value-type="float">
            <text:p>4.35264666666667</text:p>
          </table:table-cell>
          <table:table-cell table:number-columns-repeated="990"/>
        </table:table-row>
        <table:table-row table:style-name="ro4">
          <table:table-cell/>
          <table:table-cell table:style-name="ce9"/>
          <table:table-cell table:style-name="ce18" table:number-columns-repeated="23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6" office:value-type="string" calcext:value-type="string">
            <text:p>Rupture/Ultimate Strength</text:p>
          </table:table-cell>
          <table:table-cell table:style-name="ce16"/>
          <table:table-cell table:style-name="ce18" table:number-columns-repeated="16"/>
          <table:table-cell table:style-name="ce18">
            <draw:custom-shape table:end-cell-address="Calculations.V24" table:end-x="20.74mm" table:end-y="1.38mm" draw:z-index="3" draw:name="CustomShape 1" draw:style-name="gr2" draw:text-style-name="P3" svg:width="39.15mm" svg:height="18.31mm" svg:x="4.24mm" svg:y="4.24mm">
              <text:p text:style-name="P2"><text:span text:style-name="T1">𝜎</text:span><text:span text:style-name="T1">_𝑢𝑙𝑡=3𝐹𝑙/(2𝑏ℎ^2 ) <text:s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table:number-columns-repeated="4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9"/>
          <table:table-cell table:style-name="ce28"/>
          <table:table-cell table:style-name="ce35" office:value-type="string" calcext:value-type="string">
            <text:p>Sample 1</text:p>
          </table:table-cell>
          <table:table-cell table:style-name="ce35" office:value-type="string" calcext:value-type="string">
            <text:p>Sample 2</text:p>
          </table:table-cell>
          <table:table-cell table:style-name="ce35" office:value-type="string" calcext:value-type="string">
            <text:p>Sample 3</text:p>
          </table:table-cell>
          <table:table-cell table:style-name="ce35" office:value-type="string" calcext:value-type="string">
            <text:p>Sample 4</text:p>
          </table:table-cell>
          <table:table-cell table:style-name="ce35" office:value-type="string" calcext:value-type="string">
            <text:p>Sample 5</text:p>
          </table:table-cell>
          <table:table-cell table:style-name="ce35" office:value-type="string" calcext:value-type="string">
            <text:p>Sample 6</text:p>
          </table:table-cell>
          <table:table-cell table:style-name="ce35" office:value-type="string" calcext:value-type="string">
            <text:p>Sample 7</text:p>
          </table:table-cell>
          <table:table-cell table:style-name="ce35" office:value-type="string" calcext:value-type="string">
            <text:p>Sample 8</text:p>
          </table:table-cell>
          <table:table-cell table:style-name="ce35" office:value-type="string" calcext:value-type="string">
            <text:p>Sample 9</text:p>
          </table:table-cell>
          <table:table-cell table:style-name="ce35" office:value-type="string" calcext:value-type="string">
            <text:p>Sample 10</text:p>
          </table:table-cell>
          <table:table-cell table:style-name="ce35" office:value-type="string" calcext:value-type="string">
            <text:p>Sample 11</text:p>
          </table:table-cell>
          <table:table-cell table:style-name="ce35" office:value-type="string" calcext:value-type="string">
            <text:p>Sample 12</text:p>
          </table:table-cell>
          <table:table-cell table:style-name="ce35" office:value-type="string" calcext:value-type="string">
            <text:p>Sample 13</text:p>
          </table:table-cell>
          <table:table-cell table:style-name="ce35" office:value-type="string" calcext:value-type="string">
            <text:p>Sample 14</text:p>
          </table:table-cell>
          <table:table-cell table:style-name="ce35" office:value-type="string" calcext:value-type="string">
            <text:p>Sample 15</text:p>
          </table:table-cell>
          <table:table-cell table:style-name="ce44" office:value-type="string" calcext:value-type="string">
            <text:p>Average</text:p>
          </table:table-cell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0"/>
          <table:table-cell table:style-name="ce29"/>
          <table:table-cell table:number-columns-repeated="15" table:style-name="ce36" office:value-type="string" calcext:value-type="string">
            <text:p>[MPa]</text:p>
          </table:table-cell>
          <table:table-cell table:style-name="ce45" office:value-type="string" calcext:value-type="string">
            <text:p>[MPa]</text:p>
          </table:table-cell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1" office:value-type="string" calcext:value-type="string" table:number-columns-spanned="2" table:number-rows-spanned="1">
            <text:p><text:span text:style-name="T3">σ</text:span><text:span text:style-name="T4">ULT</text:span></text:p>
          </table:table-cell>
          <table:covered-table-cell table:style-name="ce21"/>
          <table:table-cell table:style-name="ce37" office:value-type="float" office:value="16.0912" calcext:value-type="float">
            <text:p>16.0912</text:p>
          </table:table-cell>
          <table:table-cell table:style-name="ce37" office:value-type="float" office:value="40.2435" calcext:value-type="float">
            <text:p>40.2435</text:p>
          </table:table-cell>
          <table:table-cell table:style-name="ce37" office:value-type="float" office:value="26.3898" calcext:value-type="float">
            <text:p>26.3898</text:p>
          </table:table-cell>
          <table:table-cell table:style-name="ce37" office:value-type="float" office:value="42.9151" calcext:value-type="float">
            <text:p>42.9151</text:p>
          </table:table-cell>
          <table:table-cell table:style-name="ce37" office:value-type="float" office:value="35.7458" calcext:value-type="float">
            <text:p>35.7458</text:p>
          </table:table-cell>
          <table:table-cell table:style-name="ce37" office:value-type="float" office:value="38.7448" calcext:value-type="float">
            <text:p>38.7448</text:p>
          </table:table-cell>
          <table:table-cell table:style-name="ce37" office:value-type="float" office:value="28.4703" calcext:value-type="float">
            <text:p>28.4703</text:p>
          </table:table-cell>
          <table:table-cell table:style-name="ce37" office:value-type="float" office:value="39.6289" calcext:value-type="float">
            <text:p>39.6289</text:p>
          </table:table-cell>
          <table:table-cell table:style-name="ce37" office:value-type="float" office:value="41.0083" calcext:value-type="float">
            <text:p>41.0083</text:p>
          </table:table-cell>
          <table:table-cell table:style-name="ce37" office:value-type="float" office:value="43.9109" calcext:value-type="float">
            <text:p>43.9109</text:p>
          </table:table-cell>
          <table:table-cell table:style-name="ce37" office:value-type="float" office:value="32.9002" calcext:value-type="float">
            <text:p>32.9002</text:p>
          </table:table-cell>
          <table:table-cell table:style-name="ce37" office:value-type="float" office:value="29.4688" calcext:value-type="float">
            <text:p>29.4688</text:p>
          </table:table-cell>
          <table:table-cell table:style-name="ce37" office:value-type="float" office:value="41.2539" calcext:value-type="float">
            <text:p>41.2539</text:p>
          </table:table-cell>
          <table:table-cell table:style-name="ce37" office:value-type="float" office:value="29.115" calcext:value-type="float">
            <text:p>29.115</text:p>
          </table:table-cell>
          <table:table-cell table:style-name="ce37" office:value-type="float" office:value="31.1367" calcext:value-type="float">
            <text:p>31.1367</text:p>
          </table:table-cell>
          <table:table-cell table:style-name="ce46" table:number-matrix-columns-spanned="15" table:number-matrix-rows-spanned="1" table:formula="of:=IF([.E23:.S23]=&quot;&quot;; &quot;&quot;; AVERAGE([.E23:.S23]))" office:value-type="float" office:value="34.4682133333333" calcext:value-type="float">
            <text:p>34.468</text:p>
          </table:table-cell>
          <table:table-cell table:style-name="ce18" office:value-type="float" office:value="34.4682133333333" calcext:value-type="float">
            <text:p>34.4682133333333</text:p>
          </table:table-cell>
          <table:table-cell table:style-name="ce18" office:value-type="float" office:value="34.4682133333333" calcext:value-type="float">
            <text:p>34.4682133333333</text:p>
          </table:table-cell>
          <table:table-cell table:style-name="ce18" office:value-type="float" office:value="34.4682133333333" calcext:value-type="float">
            <text:p>34.4682133333333</text:p>
          </table:table-cell>
          <table:table-cell table:style-name="ce18" office:value-type="float" office:value="34.4682133333333" calcext:value-type="float">
            <text:p>34.4682133333333</text:p>
          </table:table-cell>
          <table:table-cell table:style-name="ce18" office:value-type="float" office:value="34.4682133333333" calcext:value-type="float">
            <text:p>34.4682133333333</text:p>
          </table:table-cell>
          <table:table-cell table:style-name="ce49" office:value-type="float" office:value="34.4682133333333" calcext:value-type="float">
            <text:p>34.4682133333333</text:p>
          </table:table-cell>
          <table:table-cell office:value-type="float" office:value="34.4682133333333" calcext:value-type="float">
            <text:p>34.4682133333333</text:p>
          </table:table-cell>
          <table:table-cell office:value-type="float" office:value="34.4682133333333" calcext:value-type="float">
            <text:p>34.4682133333333</text:p>
          </table:table-cell>
          <table:table-cell office:value-type="float" office:value="34.4682133333333" calcext:value-type="float">
            <text:p>34.4682133333333</text:p>
          </table:table-cell>
          <table:table-cell office:value-type="float" office:value="34.4682133333333" calcext:value-type="float">
            <text:p>34.4682133333333</text:p>
          </table:table-cell>
          <table:table-cell office:value-type="float" office:value="34.4682133333333" calcext:value-type="float">
            <text:p>34.4682133333333</text:p>
          </table:table-cell>
          <table:table-cell office:value-type="float" office:value="34.4682133333333" calcext:value-type="float">
            <text:p>34.4682133333333</text:p>
          </table:table-cell>
          <table:table-cell office:value-type="float" office:value="34.4682133333333" calcext:value-type="float">
            <text:p>34.4682133333333</text:p>
          </table:table-cell>
          <table:table-cell office:value-type="float" office:value="34.4682133333333" calcext:value-type="float">
            <text:p>34.4682133333333</text:p>
          </table:table-cell>
          <table:table-cell table:number-columns-repeated="990"/>
        </table:table-row>
        <table:table-row table:style-name="ro4">
          <table:table-cell/>
          <table:table-cell table:style-name="ce9"/>
          <table:table-cell table:style-name="ce18" table:number-columns-repeated="23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7" office:value-type="string" calcext:value-type="string">
            <text:p>Raw Data</text:p>
          </table:table-cell>
          <table:table-cell table:style-name="ce17"/>
          <table:table-cell table:style-name="ce18" table:number-columns-repeated="21"/>
          <table:table-cell table:style-name="ce49"/>
          <table:table-cell table:number-columns-repeated="3"/>
          <table:table-cell>
            <draw:frame table:end-cell-address="Calculations.AN42" table:end-x="7.26mm" table:end-y="5.27mm" draw:z-index="1" draw:name="Chart 8" draw:style-name="gr1" draw:text-style-name="P1" svg:width="217.72mm" svg:height="94.88mm" svg:x="7.56mm" svg:y="0.35mm">
              <draw:object draw:notify-on-update-of-ranges="Calculations.D31:Calculations.D51 Calculations.F31:Calculations.F5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>
            <draw:frame table:end-cell-address="Calculations.AY42" table:end-x="0.05mm" table:end-y="5.27mm" draw:z-index="7" draw:name="Chart 24" draw:style-name="gr1" draw:text-style-name="P1" svg:width="217.71mm" svg:height="94.88mm" svg:x="0.36mm" svg:y="0.35mm">
              <draw:object draw:notify-on-update-of-ranges="Calculations.D31:Calculations.D51 Calculations.I31:Calculations.I5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>
            <draw:frame table:end-cell-address="Calculations.BJ42" table:end-x="0.05mm" table:end-y="5.27mm" draw:z-index="10" draw:name="Chart 27" draw:style-name="gr1" draw:text-style-name="P1" svg:width="217.72mm" svg:height="94.88mm" svg:x="0.35mm" svg:y="0.35mm">
              <draw:object draw:notify-on-update-of-ranges="Calculations.D31:Calculations.D51 Calculations.L31:Calculations.L5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"/>
          <table:table-cell>
            <draw:frame table:end-cell-address="Calculations.BU42" table:end-x="0.06mm" table:end-y="5.27mm" draw:z-index="13" draw:name="Chart 30" draw:style-name="gr1" draw:text-style-name="P1" svg:width="217.72mm" svg:height="94.88mm" svg:x="0.35mm" svg:y="0.35mm">
              <draw:object draw:notify-on-update-of-ranges="Calculations.D31:Calculations.D51 Calculations.O31:Calculations.O51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"/>
          <table:table-cell>
            <draw:frame table:end-cell-address="Calculations.CF42" table:end-x="0.06mm" table:end-y="5.27mm" draw:z-index="16" draw:name="Chart 33" draw:style-name="gr1" draw:text-style-name="P1" svg:width="217.71mm" svg:height="94.88mm" svg:x="0.36mm" svg:y="0.35mm">
              <draw:object draw:notify-on-update-of-ranges="Calculations.D31:Calculations.D51 Calculations.R31:Calculations.R51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950"/>
        </table:table-row>
        <table:table-row table:style-name="ro4">
          <table:table-cell/>
          <table:table-cell table:style-name="ce9"/>
          <table:table-cell table:style-name="ce18" table:number-columns-repeated="23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6" office:value-type="string" calcext:value-type="string">
            <text:p>Force vs. Deflection Results</text:p>
          </table:table-cell>
          <table:table-cell table:style-name="ce16"/>
          <table:table-cell table:style-name="ce18" table:number-columns-repeated="21"/>
          <table:table-cell table:style-name="ce49"/>
          <table:table-cell/>
          <table:table-cell table:style-name="ce18"/>
          <table:table-cell table:number-columns-repeated="996"/>
        </table:table-row>
        <table:table-row table:style-name="ro4">
          <table:table-cell/>
          <table:table-cell table:style-name="ce9"/>
          <table:table-cell table:style-name="ce19" table:number-columns-repeated="2"/>
          <table:table-cell table:style-name="ce35" office:value-type="string" calcext:value-type="string">
            <text:p>Sample 1</text:p>
          </table:table-cell>
          <table:table-cell table:style-name="ce35" office:value-type="string" calcext:value-type="string">
            <text:p>Sample 2</text:p>
          </table:table-cell>
          <table:table-cell table:style-name="ce35" office:value-type="string" calcext:value-type="string">
            <text:p>Sample 3</text:p>
          </table:table-cell>
          <table:table-cell table:style-name="ce35" office:value-type="string" calcext:value-type="string">
            <text:p>Sample 4</text:p>
          </table:table-cell>
          <table:table-cell table:style-name="ce35" office:value-type="string" calcext:value-type="string">
            <text:p>Sample 5</text:p>
          </table:table-cell>
          <table:table-cell table:style-name="ce35" office:value-type="string" calcext:value-type="string">
            <text:p>Sample 6</text:p>
          </table:table-cell>
          <table:table-cell table:style-name="ce35" office:value-type="string" calcext:value-type="string">
            <text:p>Sample 7</text:p>
          </table:table-cell>
          <table:table-cell table:style-name="ce35" office:value-type="string" calcext:value-type="string">
            <text:p>Sample 8</text:p>
          </table:table-cell>
          <table:table-cell table:style-name="ce35" office:value-type="string" calcext:value-type="string">
            <text:p>Sample 9</text:p>
          </table:table-cell>
          <table:table-cell table:style-name="ce35" office:value-type="string" calcext:value-type="string">
            <text:p>Sample 10</text:p>
          </table:table-cell>
          <table:table-cell table:style-name="ce35" office:value-type="string" calcext:value-type="string">
            <text:p>Sample 11</text:p>
          </table:table-cell>
          <table:table-cell table:style-name="ce35" office:value-type="string" calcext:value-type="string">
            <text:p>Sample 12</text:p>
          </table:table-cell>
          <table:table-cell table:style-name="ce35" office:value-type="string" calcext:value-type="string">
            <text:p>Sample 13</text:p>
          </table:table-cell>
          <table:table-cell table:style-name="ce35" office:value-type="string" calcext:value-type="string">
            <text:p>Sample 14</text:p>
          </table:table-cell>
          <table:table-cell table:style-name="ce40" office:value-type="string" calcext:value-type="string">
            <text:p>Sample 15</text:p>
          </table:table-cell>
          <table:table-cell table:style-name="ce18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2" office:value-type="string" calcext:value-type="string">
            <text:p>Mass</text:p>
          </table:table-cell>
          <table:table-cell table:style-name="ce30" office:value-type="string" calcext:value-type="string">
            <text:p>Force</text:p>
          </table:table-cell>
          <table:table-cell table:number-columns-repeated="14" table:style-name="ce38" office:value-type="string" calcext:value-type="string">
            <text:p>Displacement </text:p>
          </table:table-cell>
          <table:table-cell table:style-name="ce41" office:value-type="string" calcext:value-type="string">
            <text:p>Displacement </text:p>
          </table:table-cell>
          <table:table-cell table:style-name="ce18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0" office:value-type="string" calcext:value-type="string">
            <text:p>[g]</text:p>
          </table:table-cell>
          <table:table-cell table:style-name="ce31" office:value-type="string" calcext:value-type="string">
            <text:p>[N]</text:p>
          </table:table-cell>
          <table:table-cell table:number-columns-repeated="14" table:style-name="ce36" office:value-type="string" calcext:value-type="string">
            <text:p>[mm]</text:p>
          </table:table-cell>
          <table:table-cell table:style-name="ce42" office:value-type="string" calcext:value-type="string">
            <text:p>[mm]</text:p>
          </table:table-cell>
          <table:table-cell table:style-name="ce18">
            <draw:custom-shape table:end-cell-address="Calculations.X33" table:end-x="1.42mm" table:end-y="3.52mm" draw:z-index="18" draw:name="CustomShape 1" draw:style-name="gr2" draw:text-style-name="P3" svg:width="97.99mm" svg:height="18.33mm" svg:x="5.12mm" svg:y="1.06mm">
              <text:p text:style-name="P2"><text:span text:style-name="T2">[𝑚𝑚]=[𝑡ℎ𝑜𝑢]</text:span><text:span text:style-name="T1">∙(25.4 𝑚𝑚)/(1 𝑖𝑛)∙(1 𝑖𝑛)/(1000 𝑡ℎ𝑜𝑢) <text:s/>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0" calcext:value-type="float">
            <text:p>0</text:p>
          </table:table-cell>
          <table:table-cell table:style-name="ce32" table:formula="of:=9.81*[.$C31]/1000" office:value-type="float" office:value="0" calcext:value-type="float">
            <text:p>0.000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18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50" calcext:value-type="float">
            <text:p>50</text:p>
          </table:table-cell>
          <table:table-cell table:style-name="ce32" table:formula="of:=9.81*[.$C32]/1000" office:value-type="float" office:value="0.4905" calcext:value-type="float">
            <text:p>0.491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381" calcext:value-type="float">
            <text:p>0.381</text:p>
          </table:table-cell>
          <table:table-cell office:value-type="float" office:value="0.508" calcext:value-type="float">
            <text:p>0.508</text:p>
          </table:table-cell>
          <table:table-cell office:value-type="float" office:value="0.3302" calcext:value-type="float">
            <text:p>0.3302</text:p>
          </table:table-cell>
          <table:table-cell table:number-columns-repeated="2" office:value-type="float" office:value="0.3556" calcext:value-type="float">
            <text:p>0.3556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2794" calcext:value-type="float">
            <text:p>0.2794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508" calcext:value-type="float">
            <text:p>0.508</text:p>
          </table:table-cell>
          <table:table-cell table:style-name="ce47"/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70" calcext:value-type="float">
            <text:p>70</text:p>
          </table:table-cell>
          <table:table-cell table:style-name="ce32" table:formula="of:=9.81*[.$C33]/1000" office:value-type="float" office:value="0.6867" calcext:value-type="float">
            <text:p>0.687</text:p>
          </table:table-cell>
          <table:table-cell office:value-type="float" office:value="1.143" calcext:value-type="float">
            <text:p>1.143</text:p>
          </table:table-cell>
          <table:table-cell office:value-type="float" office:value="0.508" calcext:value-type="float">
            <text:p>0.508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508" calcext:value-type="float">
            <text:p>0.508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508" calcext:value-type="float">
            <text:p>0.508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4572" calcext:value-type="float">
            <text:p>0.4572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7112" calcext:value-type="float">
            <text:p>0.7112</text:p>
          </table:table-cell>
          <table:table-cell table:style-name="ce47"/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90" calcext:value-type="float">
            <text:p>90</text:p>
          </table:table-cell>
          <table:table-cell table:style-name="ce32" table:formula="of:=9.81*[.$C34]/1000" office:value-type="float" office:value="0.8829" calcext:value-type="float">
            <text:p>0.883</text:p>
          </table:table-cell>
          <table:table-cell office:value-type="float" office:value="1.4732" calcext:value-type="float">
            <text:p>1.4732</text:p>
          </table:table-cell>
          <table:table-cell office:value-type="float" office:value="0.635" calcext:value-type="float">
            <text:p>0.635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6858" calcext:value-type="float">
            <text:p>0.685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7874" calcext:value-type="float">
            <text:p>0.7874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89" calcext:value-type="float">
            <text:p>0.889</text:p>
          </table:table-cell>
          <table:table-cell table:style-name="ce47"/>
          <table:table-cell table:style-name="ce18" table:number-columns-repeated="5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110" calcext:value-type="float">
            <text:p>110</text:p>
          </table:table-cell>
          <table:table-cell table:style-name="ce32" table:formula="of:=9.81*[.$C35]/1000" office:value-type="float" office:value="1.0791" calcext:value-type="float">
            <text:p>1.079</text:p>
          </table:table-cell>
          <table:table-cell office:value-type="float" office:value="1.8288" calcext:value-type="float">
            <text:p>1.8288</text:p>
          </table:table-cell>
          <table:table-cell office:value-type="float" office:value="0.762" calcext:value-type="float">
            <text:p>0.762</text:p>
          </table:table-cell>
          <table:table-cell office:value-type="float" office:value="1.1684" calcext:value-type="float">
            <text:p>1.1684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7366" calcext:value-type="float">
            <text:p>0.7366</text:p>
          </table:table-cell>
          <table:table-cell office:value-type="float" office:value="1.016" calcext:value-type="float">
            <text:p>1.016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762" calcext:value-type="float">
            <text:p>0.762</text:p>
          </table:table-cell>
          <table:table-cell office:value-type="float" office:value="0.9652" calcext:value-type="float">
            <text:p>0.9652</text:p>
          </table:table-cell>
          <table:table-cell office:value-type="float" office:value="1.0414" calcext:value-type="float">
            <text:p>1.0414</text:p>
          </table:table-cell>
          <table:table-cell office:value-type="float" office:value="0.762" calcext:value-type="float">
            <text:p>0.762</text:p>
          </table:table-cell>
          <table:table-cell office:value-type="float" office:value="1.0668" calcext:value-type="float">
            <text:p>1.0668</text:p>
          </table:table-cell>
          <table:table-cell office:value-type="float" office:value="1.0922" calcext:value-type="float">
            <text:p>1.0922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130" calcext:value-type="float">
            <text:p>130</text:p>
          </table:table-cell>
          <table:table-cell table:style-name="ce32" table:formula="of:=9.81*[.$C36]/1000" office:value-type="float" office:value="1.2753" calcext:value-type="float">
            <text:p>1.275</text:p>
          </table:table-cell>
          <table:table-cell office:value-type="float" office:value="2.1844" calcext:value-type="float">
            <text:p>2.1844</text:p>
          </table:table-cell>
          <table:table-cell office:value-type="float" office:value="0.9144" calcext:value-type="float">
            <text:p>0.9144</text:p>
          </table:table-cell>
          <table:table-cell office:value-type="float" office:value="1.397" calcext:value-type="float">
            <text:p>1.397</text:p>
          </table:table-cell>
          <table:table-cell office:value-type="float" office:value="0.889" calcext:value-type="float">
            <text:p>0.889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889" calcext:value-type="float">
            <text:p>0.889</text:p>
          </table:table-cell>
          <table:table-cell office:value-type="float" office:value="1.2192" calcext:value-type="float">
            <text:p>1.2192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89" calcext:value-type="float">
            <text:p>0.889</text:p>
          </table:table-cell>
          <table:table-cell office:value-type="float" office:value="1.143" calcext:value-type="float">
            <text:p>1.143</text:p>
          </table:table-cell>
          <table:table-cell office:value-type="float" office:value="1.2446" calcext:value-type="float">
            <text:p>1.2446</text:p>
          </table:table-cell>
          <table:table-cell office:value-type="float" office:value="0.889" calcext:value-type="float">
            <text:p>0.889</text:p>
          </table:table-cell>
          <table:table-cell office:value-type="float" office:value="1.2446" calcext:value-type="float">
            <text:p>1.2446</text:p>
          </table:table-cell>
          <table:table-cell office:value-type="float" office:value="1.27" calcext:value-type="float">
            <text:p>1.27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150" calcext:value-type="float">
            <text:p>150</text:p>
          </table:table-cell>
          <table:table-cell table:style-name="ce32" table:formula="of:=9.81*[.$C37]/1000" office:value-type="float" office:value="1.4715" calcext:value-type="float">
            <text:p>1.472</text:p>
          </table:table-cell>
          <table:table-cell office:value-type="float" office:value="2.54" calcext:value-type="float">
            <text:p>2.54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6002" calcext:value-type="float">
            <text:p>1.6002</text:p>
          </table:table-cell>
          <table:table-cell office:value-type="float" office:value="1.016" calcext:value-type="float">
            <text:p>1.016</text:p>
          </table:table-cell>
          <table:table-cell office:value-type="float" office:value="1.143" calcext:value-type="float">
            <text:p>1.143</text:p>
          </table:table-cell>
          <table:table-cell office:value-type="float" office:value="1.016" calcext:value-type="float">
            <text:p>1.016</text:p>
          </table:table-cell>
          <table:table-cell office:value-type="float" office:value="1.3716" calcext:value-type="float">
            <text:p>1.3716</text:p>
          </table:table-cell>
          <table:table-cell office:value-type="float" office:value="1.1176" calcext:value-type="float">
            <text:p>1.1176</text:p>
          </table:table-cell>
          <table:table-cell office:value-type="float" office:value="0.9906" calcext:value-type="float">
            <text:p>0.9906</text:p>
          </table:table-cell>
          <table:table-cell office:value-type="float" office:value="1.016" calcext:value-type="float">
            <text:p>1.016</text:p>
          </table:table-cell>
          <table:table-cell office:value-type="float" office:value="1.3208" calcext:value-type="float">
            <text:p>1.3208</text:p>
          </table:table-cell>
          <table:table-cell office:value-type="float" office:value="1.397" calcext:value-type="float">
            <text:p>1.397</text:p>
          </table:table-cell>
          <table:table-cell office:value-type="float" office:value="1.016" calcext:value-type="float">
            <text:p>1.016</text:p>
          </table:table-cell>
          <table:table-cell office:value-type="float" office:value="1.4224" calcext:value-type="float">
            <text:p>1.4224</text:p>
          </table:table-cell>
          <table:table-cell office:value-type="float" office:value="1.4732" calcext:value-type="float">
            <text:p>1.4732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170" calcext:value-type="float">
            <text:p>170</text:p>
          </table:table-cell>
          <table:table-cell table:style-name="ce32" table:formula="of:=9.81*[.$C38]/1000" office:value-type="float" office:value="1.6677" calcext:value-type="float">
            <text:p>1.668</text:p>
          </table:table-cell>
          <table:table-cell office:value-type="float" office:value="2.8702" calcext:value-type="float">
            <text:p>2.8702</text:p>
          </table:table-cell>
          <table:table-cell office:value-type="float" office:value="1.1938" calcext:value-type="float">
            <text:p>1.1938</text:p>
          </table:table-cell>
          <table:table-cell office:value-type="float" office:value="1.8034" calcext:value-type="float">
            <text:p>1.8034</text:p>
          </table:table-cell>
          <table:table-cell office:value-type="float" office:value="1.143" calcext:value-type="float">
            <text:p>1.143</text:p>
          </table:table-cell>
          <table:table-cell office:value-type="float" office:value="1.2954" calcext:value-type="float">
            <text:p>1.2954</text:p>
          </table:table-cell>
          <table:table-cell office:value-type="float" office:value="1.143" calcext:value-type="float">
            <text:p>1.143</text:p>
          </table:table-cell>
          <table:table-cell office:value-type="float" office:value="1.5494" calcext:value-type="float">
            <text:p>1.5494</text:p>
          </table:table-cell>
          <table:table-cell office:value-type="float" office:value="1.27" calcext:value-type="float">
            <text:p>1.27</text:p>
          </table:table-cell>
          <table:table-cell office:value-type="float" office:value="1.1176" calcext:value-type="float">
            <text:p>1.1176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4986" calcext:value-type="float">
            <text:p>1.4986</text:p>
          </table:table-cell>
          <table:table-cell office:value-type="float" office:value="1.6002" calcext:value-type="float">
            <text:p>1.6002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6256" calcext:value-type="float">
            <text:p>1.6256</text:p>
          </table:table-cell>
          <table:table-cell office:value-type="float" office:value="1.651" calcext:value-type="float">
            <text:p>1.651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190" calcext:value-type="float">
            <text:p>190</text:p>
          </table:table-cell>
          <table:table-cell table:style-name="ce32" table:formula="of:=9.81*[.$C39]/1000" office:value-type="float" office:value="1.8639" calcext:value-type="float">
            <text:p>1.864</text:p>
          </table:table-cell>
          <table:table-cell office:value-type="float" office:value="3.175" calcext:value-type="float">
            <text:p>3.175</text:p>
          </table:table-cell>
          <table:table-cell office:value-type="float" office:value="1.3462" calcext:value-type="float">
            <text:p>1.3462</text:p>
          </table:table-cell>
          <table:table-cell office:value-type="float" office:value="2.032" calcext:value-type="float">
            <text:p>2.032</text:p>
          </table:table-cell>
          <table:table-cell office:value-type="float" office:value="1.27" calcext:value-type="float">
            <text:p>1.27</text:p>
          </table:table-cell>
          <table:table-cell office:value-type="float" office:value="1.4478" calcext:value-type="float">
            <text:p>1.4478</text:p>
          </table:table-cell>
          <table:table-cell office:value-type="float" office:value="1.27" calcext:value-type="float">
            <text:p>1.27</text:p>
          </table:table-cell>
          <table:table-cell office:value-type="float" office:value="1.7526" calcext:value-type="float">
            <text:p>1.7526</text:p>
          </table:table-cell>
          <table:table-cell office:value-type="float" office:value="1.397" calcext:value-type="float">
            <text:p>1.397</text:p>
          </table:table-cell>
          <table:table-cell office:value-type="float" office:value="1.2446" calcext:value-type="float">
            <text:p>1.2446</text:p>
          </table:table-cell>
          <table:table-cell office:value-type="float" office:value="1.3208" calcext:value-type="float">
            <text:p>1.3208</text:p>
          </table:table-cell>
          <table:table-cell office:value-type="float" office:value="1.651" calcext:value-type="float">
            <text:p>1.651</text:p>
          </table:table-cell>
          <table:table-cell office:value-type="float" office:value="1.778" calcext:value-type="float">
            <text:p>1.778</text:p>
          </table:table-cell>
          <table:table-cell office:value-type="float" office:value="1.2954" calcext:value-type="float">
            <text:p>1.2954</text:p>
          </table:table-cell>
          <table:table-cell office:value-type="float" office:value="1.8034" calcext:value-type="float">
            <text:p>1.8034</text:p>
          </table:table-cell>
          <table:table-cell office:value-type="float" office:value="1.8542" calcext:value-type="float">
            <text:p>1.8542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210" calcext:value-type="float">
            <text:p>210</text:p>
          </table:table-cell>
          <table:table-cell table:style-name="ce32" table:formula="of:=9.81*[.$C40]/1000" office:value-type="float" office:value="2.0601" calcext:value-type="float">
            <text:p>2.060</text:p>
          </table:table-cell>
          <table:table-cell office:value-type="float" office:value="3.556" calcext:value-type="float">
            <text:p>3.556</text:p>
          </table:table-cell>
          <table:table-cell office:value-type="float" office:value="1.4732" calcext:value-type="float">
            <text:p>1.4732</text:p>
          </table:table-cell>
          <table:table-cell office:value-type="float" office:value="2.2352" calcext:value-type="float">
            <text:p>2.2352</text:p>
          </table:table-cell>
          <table:table-cell office:value-type="float" office:value="1.397" calcext:value-type="float">
            <text:p>1.397</text:p>
          </table:table-cell>
          <table:table-cell office:value-type="float" office:value="1.6002" calcext:value-type="float">
            <text:p>1.6002</text:p>
          </table:table-cell>
          <table:table-cell office:value-type="float" office:value="1.397" calcext:value-type="float">
            <text:p>1.397</text:p>
          </table:table-cell>
          <table:table-cell office:value-type="float" office:value="1.9304" calcext:value-type="float">
            <text:p>1.9304</text:p>
          </table:table-cell>
          <table:table-cell office:value-type="float" office:value="1.5494" calcext:value-type="float">
            <text:p>1.5494</text:p>
          </table:table-cell>
          <table:table-cell office:value-type="float" office:value="1.3716" calcext:value-type="float">
            <text:p>1.3716</text:p>
          </table:table-cell>
          <table:table-cell office:value-type="float" office:value="1.4478" calcext:value-type="float">
            <text:p>1.4478</text:p>
          </table:table-cell>
          <table:table-cell office:value-type="float" office:value="1.8288" calcext:value-type="float">
            <text:p>1.8288</text:p>
          </table:table-cell>
          <table:table-cell office:value-type="float" office:value="1.9558" calcext:value-type="float">
            <text:p>1.9558</text:p>
          </table:table-cell>
          <table:table-cell office:value-type="float" office:value="1.4224" calcext:value-type="float">
            <text:p>1.4224</text:p>
          </table:table-cell>
          <table:table-cell office:value-type="float" office:value="2.0066" calcext:value-type="float">
            <text:p>2.0066</text:p>
          </table:table-cell>
          <table:table-cell office:value-type="float" office:value="2.0574" calcext:value-type="float">
            <text:p>2.0574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230" calcext:value-type="float">
            <text:p>230</text:p>
          </table:table-cell>
          <table:table-cell table:style-name="ce32" table:formula="of:=9.81*[.$C41]/1000" office:value-type="float" office:value="2.2563" calcext:value-type="float">
            <text:p>2.256</text:p>
          </table:table-cell>
          <table:table-cell office:value-type="float" office:value="3.9116" calcext:value-type="float">
            <text:p>3.9116</text:p>
          </table:table-cell>
          <table:table-cell office:value-type="float" office:value="1.6002" calcext:value-type="float">
            <text:p>1.6002</text:p>
          </table:table-cell>
          <table:table-cell office:value-type="float" office:value="2.4384" calcext:value-type="float">
            <text:p>2.4384</text:p>
          </table:table-cell>
          <table:table-cell office:value-type="float" office:value="1.524" calcext:value-type="float">
            <text:p>1.524</text:p>
          </table:table-cell>
          <table:table-cell office:value-type="float" office:value="1.7272" calcext:value-type="float">
            <text:p>1.7272</text:p>
          </table:table-cell>
          <table:table-cell office:value-type="float" office:value="1.524" calcext:value-type="float">
            <text:p>1.524</text:p>
          </table:table-cell>
          <table:table-cell office:value-type="float" office:value="2.1082" calcext:value-type="float">
            <text:p>2.1082</text:p>
          </table:table-cell>
          <table:table-cell office:value-type="float" office:value="1.6764" calcext:value-type="float">
            <text:p>1.6764</text:p>
          </table:table-cell>
          <table:table-cell office:value-type="float" office:value="1.4986" calcext:value-type="float">
            <text:p>1.4986</text:p>
          </table:table-cell>
          <table:table-cell office:value-type="float" office:value="1.5748" calcext:value-type="float">
            <text:p>1.5748</text:p>
          </table:table-cell>
          <table:table-cell office:value-type="float" office:value="1.9812" calcext:value-type="float">
            <text:p>1.9812</text:p>
          </table:table-cell>
          <table:table-cell office:value-type="float" office:value="2.159" calcext:value-type="float">
            <text:p>2.159</text:p>
          </table:table-cell>
          <table:table-cell office:value-type="float" office:value="1.5494" calcext:value-type="float">
            <text:p>1.5494</text:p>
          </table:table-cell>
          <table:table-cell office:value-type="float" office:value="2.1844" calcext:value-type="float">
            <text:p>2.1844</text:p>
          </table:table-cell>
          <table:table-cell office:value-type="float" office:value="2.2352" calcext:value-type="float">
            <text:p>2.2352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210" calcext:value-type="float">
            <text:p>210</text:p>
          </table:table-cell>
          <table:table-cell table:style-name="ce32" table:formula="of:=9.81*[.$C42]/1000" office:value-type="float" office:value="2.0601" calcext:value-type="float">
            <text:p>2.060</text:p>
          </table:table-cell>
          <table:table-cell office:value-type="float" office:value="3.5814" calcext:value-type="float">
            <text:p>3.5814</text:p>
          </table:table-cell>
          <table:table-cell office:value-type="float" office:value="1.4732" calcext:value-type="float">
            <text:p>1.4732</text:p>
          </table:table-cell>
          <table:table-cell office:value-type="float" office:value="2.2606" calcext:value-type="float">
            <text:p>2.2606</text:p>
          </table:table-cell>
          <table:table-cell office:value-type="float" office:value="1.397" calcext:value-type="float">
            <text:p>1.397</text:p>
          </table:table-cell>
          <table:table-cell office:value-type="float" office:value="1.6002" calcext:value-type="float">
            <text:p>1.6002</text:p>
          </table:table-cell>
          <table:table-cell office:value-type="float" office:value="1.397" calcext:value-type="float">
            <text:p>1.397</text:p>
          </table:table-cell>
          <table:table-cell office:value-type="float" office:value="1.9304" calcext:value-type="float">
            <text:p>1.9304</text:p>
          </table:table-cell>
          <table:table-cell office:value-type="float" office:value="1.5494" calcext:value-type="float">
            <text:p>1.5494</text:p>
          </table:table-cell>
          <table:table-cell office:value-type="float" office:value="1.397" calcext:value-type="float">
            <text:p>1.397</text:p>
          </table:table-cell>
          <table:table-cell office:value-type="float" office:value="1.4478" calcext:value-type="float">
            <text:p>1.4478</text:p>
          </table:table-cell>
          <table:table-cell office:value-type="float" office:value="1.8288" calcext:value-type="float">
            <text:p>1.8288</text:p>
          </table:table-cell>
          <table:table-cell office:value-type="float" office:value="1.9812" calcext:value-type="float">
            <text:p>1.9812</text:p>
          </table:table-cell>
          <table:table-cell office:value-type="float" office:value="1.4478" calcext:value-type="float">
            <text:p>1.4478</text:p>
          </table:table-cell>
          <table:table-cell office:value-type="float" office:value="2.0066" calcext:value-type="float">
            <text:p>2.0066</text:p>
          </table:table-cell>
          <table:table-cell office:value-type="float" office:value="2.0574" calcext:value-type="float">
            <text:p>2.0574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190" calcext:value-type="float">
            <text:p>190</text:p>
          </table:table-cell>
          <table:table-cell table:style-name="ce32" table:formula="of:=9.81*[.$C43]/1000" office:value-type="float" office:value="1.8639" calcext:value-type="float">
            <text:p>1.864</text:p>
          </table:table-cell>
          <table:table-cell office:value-type="float" office:value="3.2258" calcext:value-type="float">
            <text:p>3.2258</text:p>
          </table:table-cell>
          <table:table-cell office:value-type="float" office:value="1.3462" calcext:value-type="float">
            <text:p>1.3462</text:p>
          </table:table-cell>
          <table:table-cell office:value-type="float" office:value="2.0574" calcext:value-type="float">
            <text:p>2.0574</text:p>
          </table:table-cell>
          <table:table-cell office:value-type="float" office:value="1.2954" calcext:value-type="float">
            <text:p>1.2954</text:p>
          </table:table-cell>
          <table:table-cell office:value-type="float" office:value="1.4732" calcext:value-type="float">
            <text:p>1.4732</text:p>
          </table:table-cell>
          <table:table-cell office:value-type="float" office:value="1.27" calcext:value-type="float">
            <text:p>1.27</text:p>
          </table:table-cell>
          <table:table-cell office:value-type="float" office:value="1.778" calcext:value-type="float">
            <text:p>1.778</text:p>
          </table:table-cell>
          <table:table-cell office:value-type="float" office:value="1.397" calcext:value-type="float">
            <text:p>1.397</text:p>
          </table:table-cell>
          <table:table-cell office:value-type="float" office:value="1.27" calcext:value-type="float">
            <text:p>1.27</text:p>
          </table:table-cell>
          <table:table-cell office:value-type="float" office:value="1.3208" calcext:value-type="float">
            <text:p>1.3208</text:p>
          </table:table-cell>
          <table:table-cell office:value-type="float" office:value="1.651" calcext:value-type="float">
            <text:p>1.651</text:p>
          </table:table-cell>
          <table:table-cell office:value-type="float" office:value="1.8034" calcext:value-type="float">
            <text:p>1.8034</text:p>
          </table:table-cell>
          <table:table-cell office:value-type="float" office:value="1.2954" calcext:value-type="float">
            <text:p>1.2954</text:p>
          </table:table-cell>
          <table:table-cell office:value-type="float" office:value="1.8288" calcext:value-type="float">
            <text:p>1.8288</text:p>
          </table:table-cell>
          <table:table-cell office:value-type="float" office:value="1.8796" calcext:value-type="float">
            <text:p>1.8796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170" calcext:value-type="float">
            <text:p>170</text:p>
          </table:table-cell>
          <table:table-cell table:style-name="ce32" table:formula="of:=9.81*[.$C44]/1000" office:value-type="float" office:value="1.6677" calcext:value-type="float">
            <text:p>1.668</text:p>
          </table:table-cell>
          <table:table-cell office:value-type="float" office:value="2.8702" calcext:value-type="float">
            <text:p>2.8702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8542" calcext:value-type="float">
            <text:p>1.8542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3208" calcext:value-type="float">
            <text:p>1.3208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6002" calcext:value-type="float">
            <text:p>1.6002</text:p>
          </table:table-cell>
          <table:table-cell office:value-type="float" office:value="1.2446" calcext:value-type="float">
            <text:p>1.2446</text:p>
          </table:table-cell>
          <table:table-cell office:value-type="float" office:value="1.1176" calcext:value-type="float">
            <text:p>1.1176</text:p>
          </table:table-cell>
          <table:table-cell office:value-type="float" office:value="1.1938" calcext:value-type="float">
            <text:p>1.1938</text:p>
          </table:table-cell>
          <table:table-cell office:value-type="float" office:value="1.4986" calcext:value-type="float">
            <text:p>1.4986</text:p>
          </table:table-cell>
          <table:table-cell office:value-type="float" office:value="1.6256" calcext:value-type="float">
            <text:p>1.6256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651" calcext:value-type="float">
            <text:p>1.651</text:p>
          </table:table-cell>
          <table:table-cell office:value-type="float" office:value="1.6764" calcext:value-type="float">
            <text:p>1.6764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150" calcext:value-type="float">
            <text:p>150</text:p>
          </table:table-cell>
          <table:table-cell table:style-name="ce32" table:formula="of:=9.81*[.$C45]/1000" office:value-type="float" office:value="1.4715" calcext:value-type="float">
            <text:p>1.472</text:p>
          </table:table-cell>
          <table:table-cell office:value-type="float" office:value="2.5908" calcext:value-type="float">
            <text:p>2.5908</text:p>
          </table:table-cell>
          <table:table-cell office:value-type="float" office:value="1.0668" calcext:value-type="float">
            <text:p>1.0668</text:p>
          </table:table-cell>
          <table:table-cell office:value-type="float" office:value="1.651" calcext:value-type="float">
            <text:p>1.651</text:p>
          </table:table-cell>
          <table:table-cell office:value-type="float" office:value="1.016" calcext:value-type="float">
            <text:p>1.016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4224" calcext:value-type="float">
            <text:p>1.4224</text:p>
          </table:table-cell>
          <table:table-cell office:value-type="float" office:value="1.1176" calcext:value-type="float">
            <text:p>1.1176</text:p>
          </table:table-cell>
          <table:table-cell office:value-type="float" office:value="0.9906" calcext:value-type="float">
            <text:p>0.9906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3208" calcext:value-type="float">
            <text:p>1.3208</text:p>
          </table:table-cell>
          <table:table-cell office:value-type="float" office:value="1.4478" calcext:value-type="float">
            <text:p>1.4478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3716" calcext:value-type="float">
            <text:p>1.3716</text:p>
          </table:table-cell>
          <table:table-cell office:value-type="float" office:value="1.4986" calcext:value-type="float">
            <text:p>1.4986</text:p>
          </table:table-cell>
          <table:table-cell table:style-name="ce47" table:number-columns-repeated="6"/>
          <table:table-cell table:style-name="ce49"/>
          <table:table-cell table:number-columns-repeated="3"/>
          <table:table-cell>
            <draw:frame table:end-cell-address="Calculations.AN62" table:end-x="0.06mm" table:end-y="5.28mm" draw:z-index="5" draw:name="Chart 10" draw:style-name="gr1" draw:text-style-name="P1" svg:width="217.72mm" svg:height="94.88mm" svg:x="0.36mm" svg:y="0.36mm">
              <draw:object draw:notify-on-update-of-ranges="Calculations.D31:Calculations.D51 Calculations.G31:Calculations.G5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  <table:table-cell>
            <draw:frame table:end-cell-address="Calculations.AY62" table:end-x="0.05mm" table:end-y="5.28mm" draw:z-index="8" draw:name="Chart 25" draw:style-name="gr1" draw:text-style-name="P1" svg:width="217.71mm" svg:height="94.88mm" svg:x="0.36mm" svg:y="0.36mm">
              <draw:object draw:notify-on-update-of-ranges="Calculations.D31:Calculations.D51 Calculations.J31:Calculations.J5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>
            <draw:frame table:end-cell-address="Calculations.BJ62" table:end-x="0.05mm" table:end-y="5.28mm" draw:z-index="11" draw:name="Chart 28" draw:style-name="gr1" draw:text-style-name="P1" svg:width="217.72mm" svg:height="94.88mm" svg:x="0.35mm" svg:y="0.36mm">
              <draw:object draw:notify-on-update-of-ranges="Calculations.D31:Calculations.D51 Calculations.M31:Calculations.M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"/>
          <table:table-cell>
            <draw:frame table:end-cell-address="Calculations.BU62" table:end-x="0.06mm" table:end-y="5.28mm" draw:z-index="14" draw:name="Chart 31" draw:style-name="gr1" draw:text-style-name="P1" svg:width="217.72mm" svg:height="94.88mm" svg:x="0.35mm" svg:y="0.36mm">
              <draw:object draw:notify-on-update-of-ranges="Calculations.D31:Calculations.D51 Calculations.P31:Calculations.P51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"/>
          <table:table-cell>
            <draw:frame table:end-cell-address="Calculations.CF62" table:end-x="0.06mm" table:end-y="5.28mm" draw:z-index="17" draw:name="Chart 34" draw:style-name="gr1" draw:text-style-name="P1" svg:width="217.71mm" svg:height="94.88mm" svg:x="0.36mm" svg:y="0.36mm">
              <draw:object draw:notify-on-update-of-ranges="Calculations.D31:Calculations.D51 Calculations.S31:Calculations.S51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50"/>
        </table:table-row>
        <table:table-row table:style-name="ro4">
          <table:table-cell/>
          <table:table-cell table:style-name="ce9"/>
          <table:table-cell table:style-name="ce23" office:value-type="float" office:value="130" calcext:value-type="float">
            <text:p>130</text:p>
          </table:table-cell>
          <table:table-cell table:style-name="ce32" table:formula="of:=9.81*[.$C46]/1000" office:value-type="float" office:value="1.2753" calcext:value-type="float">
            <text:p>1.275</text:p>
          </table:table-cell>
          <table:table-cell office:value-type="float" office:value="2.2606" calcext:value-type="float">
            <text:p>2.2606</text:p>
          </table:table-cell>
          <table:table-cell office:value-type="float" office:value="0.9144" calcext:value-type="float">
            <text:p>0.9144</text:p>
          </table:table-cell>
          <table:table-cell office:value-type="float" office:value="1.4478" calcext:value-type="float">
            <text:p>1.4478</text:p>
          </table:table-cell>
          <table:table-cell office:value-type="float" office:value="0.9144" calcext:value-type="float">
            <text:p>0.9144</text:p>
          </table:table-cell>
          <table:table-cell office:value-type="float" office:value="1.016" calcext:value-type="float">
            <text:p>1.016</text:p>
          </table:table-cell>
          <table:table-cell office:value-type="float" office:value="0.889" calcext:value-type="float">
            <text:p>0.889</text:p>
          </table:table-cell>
          <table:table-cell office:value-type="float" office:value="1.2446" calcext:value-type="float">
            <text:p>1.2446</text:p>
          </table:table-cell>
          <table:table-cell office:value-type="float" office:value="0.9652" calcext:value-type="float">
            <text:p>0.9652</text:p>
          </table:table-cell>
          <table:table-cell office:value-type="float" office:value="0.889" calcext:value-type="float">
            <text:p>0.889</text:p>
          </table:table-cell>
          <table:table-cell office:value-type="float" office:value="0.9144" calcext:value-type="float">
            <text:p>0.9144</text:p>
          </table:table-cell>
          <table:table-cell office:value-type="float" office:value="1.1684" calcext:value-type="float">
            <text:p>1.1684</text:p>
          </table:table-cell>
          <table:table-cell office:value-type="float" office:value="1.27" calcext:value-type="float">
            <text:p>1.27</text:p>
          </table:table-cell>
          <table:table-cell office:value-type="float" office:value="0.9144" calcext:value-type="float">
            <text:p>0.9144</text:p>
          </table:table-cell>
          <table:table-cell office:value-type="float" office:value="1.27" calcext:value-type="float">
            <text:p>1.27</text:p>
          </table:table-cell>
          <table:table-cell office:value-type="float" office:value="1.2954" calcext:value-type="float">
            <text:p>1.2954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110" calcext:value-type="float">
            <text:p>110</text:p>
          </table:table-cell>
          <table:table-cell table:style-name="ce32" table:formula="of:=9.81*[.$C47]/1000" office:value-type="float" office:value="1.0791" calcext:value-type="float">
            <text:p>1.079</text:p>
          </table:table-cell>
          <table:table-cell office:value-type="float" office:value="1.9304" calcext:value-type="float">
            <text:p>1.9304</text:p>
          </table:table-cell>
          <table:table-cell office:value-type="float" office:value="0.762" calcext:value-type="float">
            <text:p>0.762</text:p>
          </table:table-cell>
          <table:table-cell office:value-type="float" office:value="1.2446" calcext:value-type="float">
            <text:p>1.2446</text:p>
          </table:table-cell>
          <table:table-cell office:value-type="float" office:value="0.762" calcext:value-type="float">
            <text:p>0.762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762" calcext:value-type="float">
            <text:p>0.762</text:p>
          </table:table-cell>
          <table:table-cell office:value-type="float" office:value="1.0668" calcext:value-type="float">
            <text:p>1.0668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762" calcext:value-type="float">
            <text:p>0.762</text:p>
          </table:table-cell>
          <table:table-cell office:value-type="float" office:value="1.016" calcext:value-type="float">
            <text:p>1.016</text:p>
          </table:table-cell>
          <table:table-cell office:value-type="float" office:value="1.0668" calcext:value-type="float">
            <text:p>1.0668</text:p>
          </table:table-cell>
          <table:table-cell office:value-type="float" office:value="0.762" calcext:value-type="float">
            <text:p>0.762</text:p>
          </table:table-cell>
          <table:table-cell office:value-type="float" office:value="1.0922" calcext:value-type="float">
            <text:p>1.0922</text:p>
          </table:table-cell>
          <table:table-cell office:value-type="float" office:value="1.1176" calcext:value-type="float">
            <text:p>1.1176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90" calcext:value-type="float">
            <text:p>90</text:p>
          </table:table-cell>
          <table:table-cell table:style-name="ce32" table:formula="of:=9.81*[.$C48]/1000" office:value-type="float" office:value="0.8829" calcext:value-type="float">
            <text:p>0.883</text:p>
          </table:table-cell>
          <table:table-cell office:value-type="float" office:value="1.524" calcext:value-type="float">
            <text:p>1.524</text:p>
          </table:table-cell>
          <table:table-cell office:value-type="float" office:value="0.635" calcext:value-type="float">
            <text:p>0.635</text:p>
          </table:table-cell>
          <table:table-cell office:value-type="float" office:value="1.0414" calcext:value-type="float">
            <text:p>1.0414</text:p>
          </table:table-cell>
          <table:table-cell office:value-type="float" office:value="0.635" calcext:value-type="float">
            <text:p>0.635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635" calcext:value-type="float">
            <text:p>0.635</text:p>
          </table:table-cell>
          <table:table-cell office:value-type="float" office:value="0.889" calcext:value-type="float">
            <text:p>0.889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635" calcext:value-type="float">
            <text:p>0.63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889" calcext:value-type="float">
            <text:p>0.889</text:p>
          </table:table-cell>
          <table:table-cell office:value-type="float" office:value="0.635" calcext:value-type="float">
            <text:p>0.635</text:p>
          </table:table-cell>
          <table:table-cell office:value-type="float" office:value="0.889" calcext:value-type="float">
            <text:p>0.889</text:p>
          </table:table-cell>
          <table:table-cell office:value-type="float" office:value="0.9398" calcext:value-type="float">
            <text:p>0.9398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70" calcext:value-type="float">
            <text:p>70</text:p>
          </table:table-cell>
          <table:table-cell table:style-name="ce32" table:formula="of:=9.81*[.$C49]/1000" office:value-type="float" office:value="0.6867" calcext:value-type="float">
            <text:p>0.687</text:p>
          </table:table-cell>
          <table:table-cell office:value-type="float" office:value="1.2446" calcext:value-type="float">
            <text:p>1.2446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508" calcext:value-type="float">
            <text:p>0.508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508" calcext:value-type="float">
            <text:p>0.508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float" office:value="0.4572" calcext:value-type="float">
            <text:p>0.4572</text:p>
          </table:table-cell>
          <table:table-cell office:value-type="float" office:value="0.635" calcext:value-type="float">
            <text:p>0.635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7366" calcext:value-type="float">
            <text:p>0.7366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3" office:value-type="float" office:value="50" calcext:value-type="float">
            <text:p>50</text:p>
          </table:table-cell>
          <table:table-cell table:style-name="ce32" table:formula="of:=9.81*[.$C50]/1000" office:value-type="float" office:value="0.4905" calcext:value-type="float">
            <text:p>0.491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635" calcext:value-type="float">
            <text:p>0.63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381" calcext:value-type="float">
            <text:p>0.381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508" calcext:value-type="float">
            <text:p>0.508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34" calcext:value-type="float">
            <text:p>0.5334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4" office:value-type="float" office:value="0" calcext:value-type="float">
            <text:p>0</text:p>
          </table:table-cell>
          <table:table-cell table:style-name="ce33" table:formula="of:=9.81*[.$C51]/1000" office:value-type="float" office:value="0" calcext:value-type="float">
            <text:p>0.000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1016" calcext:value-type="float">
            <text:p>0.1016</text:p>
          </table:table-cell>
          <table:table-cell table:number-columns-repeated="3" office:value-type="float" office:value="0.0254" calcext:value-type="float">
            <text:p>0.0254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254" calcext:value-type="float">
            <text:p>0.0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0508" calcext:value-type="float">
            <text:p>0.0508</text:p>
          </table:table-cell>
          <table:table-cell table:style-name="ce47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5" table:number-columns-repeated="17"/>
          <table:table-cell table:style-name="ce18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6" office:value-type="string" calcext:value-type="string">
            <text:p>Rupture Strength</text:p>
          </table:table-cell>
          <table:table-cell table:style-name="ce16"/>
          <table:table-cell table:style-name="ce18" table:number-columns-repeated="21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19" table:number-columns-repeated="2"/>
          <table:table-cell table:style-name="ce35" office:value-type="string" calcext:value-type="string">
            <text:p>Sample 1</text:p>
          </table:table-cell>
          <table:table-cell table:style-name="ce35" office:value-type="string" calcext:value-type="string">
            <text:p>Sample 2</text:p>
          </table:table-cell>
          <table:table-cell table:style-name="ce35" office:value-type="string" calcext:value-type="string">
            <text:p>Sample 3</text:p>
          </table:table-cell>
          <table:table-cell table:style-name="ce35" office:value-type="string" calcext:value-type="string">
            <text:p>Sample 4</text:p>
          </table:table-cell>
          <table:table-cell table:style-name="ce35" office:value-type="string" calcext:value-type="string">
            <text:p>Sample 5</text:p>
          </table:table-cell>
          <table:table-cell table:style-name="ce35" office:value-type="string" calcext:value-type="string">
            <text:p>Sample 6</text:p>
          </table:table-cell>
          <table:table-cell table:style-name="ce35" office:value-type="string" calcext:value-type="string">
            <text:p>Sample 7</text:p>
          </table:table-cell>
          <table:table-cell table:style-name="ce35" office:value-type="string" calcext:value-type="string">
            <text:p>Sample 8</text:p>
          </table:table-cell>
          <table:table-cell table:style-name="ce35" office:value-type="string" calcext:value-type="string">
            <text:p>Sample 9</text:p>
          </table:table-cell>
          <table:table-cell table:style-name="ce35" office:value-type="string" calcext:value-type="string">
            <text:p>Sample 10</text:p>
          </table:table-cell>
          <table:table-cell table:style-name="ce35" office:value-type="string" calcext:value-type="string">
            <text:p>Sample 11</text:p>
          </table:table-cell>
          <table:table-cell table:style-name="ce35" office:value-type="string" calcext:value-type="string">
            <text:p>Sample 12</text:p>
          </table:table-cell>
          <table:table-cell table:style-name="ce35" office:value-type="string" calcext:value-type="string">
            <text:p>Sample 13</text:p>
          </table:table-cell>
          <table:table-cell table:style-name="ce35" office:value-type="string" calcext:value-type="string">
            <text:p>Sample 14</text:p>
          </table:table-cell>
          <table:table-cell table:style-name="ce40" office:value-type="string" calcext:value-type="string">
            <text:p>Sample 15</text:p>
          </table:table-cell>
          <table:table-cell table:style-name="ce18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0" office:value-type="string" calcext:value-type="string">
            <text:p>#</text:p>
          </table:table-cell>
          <table:table-cell table:style-name="ce20"/>
          <table:table-cell table:number-columns-repeated="14" table:style-name="ce36" office:value-type="string" calcext:value-type="string">
            <text:p>[N]</text:p>
          </table:table-cell>
          <table:table-cell table:style-name="ce42" office:value-type="string" calcext:value-type="string">
            <text:p>[N]</text:p>
          </table:table-cell>
          <table:table-cell table:style-name="ce18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9"/>
          <table:table-cell table:style-name="ce26" office:value-type="string" calcext:value-type="string">
            <text:p>Force</text:p>
          </table:table-cell>
          <table:table-cell table:style-name="ce26"/>
          <table:table-cell table:style-name="ce39" office:value-type="float" office:value="13.78" calcext:value-type="float">
            <text:p>13.78</text:p>
          </table:table-cell>
          <table:table-cell table:style-name="ce39" office:value-type="float" office:value="35.32" calcext:value-type="float">
            <text:p>35.32</text:p>
          </table:table-cell>
          <table:table-cell table:style-name="ce39" office:value-type="float" office:value="22.68" calcext:value-type="float">
            <text:p>22.68</text:p>
          </table:table-cell>
          <table:table-cell table:style-name="ce39" office:value-type="float" office:value="36.73" calcext:value-type="float">
            <text:p>36.73</text:p>
          </table:table-cell>
          <table:table-cell table:style-name="ce39" office:value-type="float" office:value="31.17" calcext:value-type="float">
            <text:p>31.17</text:p>
          </table:table-cell>
          <table:table-cell table:style-name="ce39" office:value-type="float" office:value="33.58" calcext:value-type="float">
            <text:p>33.58</text:p>
          </table:table-cell>
          <table:table-cell table:style-name="ce39" office:value-type="float" office:value="25.13" calcext:value-type="float">
            <text:p>25.13</text:p>
          </table:table-cell>
          <table:table-cell table:style-name="ce39" office:value-type="float" office:value="35.52" calcext:value-type="float">
            <text:p>35.52</text:p>
          </table:table-cell>
          <table:table-cell table:style-name="ce39" office:value-type="float" office:value="36.94" calcext:value-type="float">
            <text:p>36.94</text:p>
          </table:table-cell>
          <table:table-cell table:style-name="ce39" office:value-type="float" office:value="39.03" calcext:value-type="float">
            <text:p>39.03</text:p>
          </table:table-cell>
          <table:table-cell table:style-name="ce39" office:value-type="float" office:value="28.72" calcext:value-type="float">
            <text:p>28.72</text:p>
          </table:table-cell>
          <table:table-cell table:style-name="ce39" office:value-type="float" office:value="26.51" calcext:value-type="float">
            <text:p>26.51</text:p>
          </table:table-cell>
          <table:table-cell table:style-name="ce39" office:value-type="float" office:value="36.67" calcext:value-type="float">
            <text:p>36.67</text:p>
          </table:table-cell>
          <table:table-cell table:style-name="ce39" office:value-type="float" office:value="25.57" calcext:value-type="float">
            <text:p>25.57</text:p>
          </table:table-cell>
          <table:table-cell table:style-name="ce43" office:value-type="float" office:value="27.07" calcext:value-type="float">
            <text:p>27.07</text:p>
          </table:table-cell>
          <table:table-cell table:style-name="ce18" table:number-columns-repeated="6"/>
          <table:table-cell table:style-name="ce49"/>
          <table:table-cell table:number-columns-repeated="998"/>
        </table:table-row>
        <table:table-row table:style-name="ro4">
          <table:table-cell/>
          <table:table-cell table:style-name="ce10"/>
          <table:table-cell table:style-name="ce27" table:number-columns-repeated="23"/>
          <table:table-cell table:style-name="ce50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 calcext:value-type="string">
            <text:p>Description:</text:p>
          </table:table-cell>
          <table:table-cell table:style-name="ce15" table:number-columns-repeated="23"/>
          <table:table-cell table:style-name="ce48"/>
          <table:table-cell table:number-columns-repeated="998"/>
        </table:table-row>
        <table:table-row table:style-name="ro4">
          <table:table-cell/>
          <table:table-cell table:style-name="ce12" office:value-type="string" calcext:value-type="string" table:number-columns-spanned="25" table:number-rows-spanned="10">
            <text:p>Type description of results here, along with sources of error, comments on test procedure etc. Average</text:p>
          </table:table-cell>
          <table:covered-table-cell table:number-columns-repeated="24" table:style-name="ce12"/>
          <table:table-cell table:number-columns-repeated="998"/>
        </table:table-row>
        <table:table-row table:style-name="ro4">
          <table:table-cell/>
          <table:covered-table-cell table:number-columns-repeated="25" table:style-name="ce12"/>
          <table:table-cell table:number-columns-repeated="998"/>
        </table:table-row>
        <table:table-row table:style-name="ro4">
          <table:table-cell/>
          <table:covered-table-cell table:number-columns-repeated="25" table:style-name="ce12"/>
          <table:table-cell table:number-columns-repeated="998"/>
        </table:table-row>
        <table:table-row table:style-name="ro4">
          <table:table-cell/>
          <table:covered-table-cell table:number-columns-repeated="25" table:style-name="ce12"/>
          <table:table-cell table:number-columns-repeated="998"/>
        </table:table-row>
        <table:table-row table:style-name="ro4">
          <table:table-cell/>
          <table:covered-table-cell table:number-columns-repeated="25" table:style-name="ce12"/>
          <table:table-cell table:number-columns-repeated="998"/>
        </table:table-row>
        <table:table-row table:style-name="ro4">
          <table:table-cell/>
          <table:covered-table-cell table:number-columns-repeated="25" table:style-name="ce12"/>
          <table:table-cell table:number-columns-repeated="998"/>
        </table:table-row>
        <table:table-row table:style-name="ro4">
          <table:table-cell/>
          <table:covered-table-cell table:number-columns-repeated="25" table:style-name="ce12"/>
          <table:table-cell table:number-columns-repeated="998"/>
        </table:table-row>
        <table:table-row table:style-name="ro4">
          <table:table-cell/>
          <table:covered-table-cell table:number-columns-repeated="25" table:style-name="ce12"/>
          <table:table-cell table:number-columns-repeated="998"/>
        </table:table-row>
        <table:table-row table:style-name="ro4">
          <table:table-cell/>
          <table:covered-table-cell table:number-columns-repeated="25" table:style-name="ce12"/>
          <table:table-cell table:number-columns-repeated="998"/>
        </table:table-row>
        <table:table-row table:style-name="ro4">
          <table:table-cell/>
          <table:covered-table-cell table:number-columns-repeated="25" table:style-name="ce12"/>
          <table:table-cell table:number-columns-repeated="998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aw_20_Data" style:display-name="PageStyle_Raw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3:30:51</meta:creation-date>
    <meta:initial-creator>Waterloo Nexus</meta:initial-creator>
    <dc:language>en-CA</dc:language>
    <dc:date>2021-02-04T19:51:14.874674594</dc:date>
    <meta:editing-cycles>3</meta:editing-cycles>
    <meta:editing-duration>PT5M37S</meta:editing-duration>
    <meta:generator>LibreOffice/6.0.7.3$Linux_X86_64 LibreOffice_project/00m0$Build-3</meta:generator>
    <meta:document-statistic meta:table-count="2" meta:cell-count="1144" meta:object-count="19"/>
    <meta:user-defined meta:name="AppVersion">16.0300</meta:user-defined>
    <meta:user-defined meta:name="Company">University of Waterlo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03cm" svg:height="9.645cm" xlink:href=".." xlink:type="simple" chart:class="chart:scatter" chart:column-mapping="1 0" chart:style-name="ch1">
        <chart:title svg:x="9.621cm" svg:y="0.327cm" chart:style-name="ch2">
          <text:p>Sample 1
P-δ</text:p>
        </chart:title>
        <chart:plot-area chart:style-name="ch3" table:cell-range-address="Calculations.D31:Calculations.E51" svg:x="1.496cm" svg:y="1.98cm" svg:width="19.871cm" svg:height="6.443cm">
          <chartooo:coordinate-region svg:x="2.55cm" svg:y="2.166cm" svg:width="18.445cm" svg:height="5.787cm"/>
          <chart:axis chart:dimension="x" chart:name="primary-x" chart:style-name="ch4">
            <chart:title svg:x="9.356cm" svg:y="8.61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84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E31:Calculations.E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E31:Calculations.E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28">
                <text:p>0.8128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43">
                <text:p>1.143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32">
                <text:p>1.4732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288">
                <text:p>1.8288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844">
                <text:p>2.1844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4">
                <text:p>2.54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702">
                <text:p>2.8702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75">
                <text:p>3.175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56">
                <text:p>3.556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116">
                <text:p>3.9116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814">
                <text:p>3.5814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258">
                <text:p>3.2258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702">
                <text:p>2.8702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908">
                <text:p>2.5908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606">
                <text:p>2.2606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304">
                <text:p>1.9304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4">
                <text:p>1.524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446">
                <text:p>1.2446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36">
                <text:p>0.8636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16">
                <text:p>0.10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03cm" svg:height="9.631cm" xlink:href=".." xlink:type="simple" chart:class="chart:scatter" chart:column-mapping="1 0" chart:style-name="ch1">
        <chart:title svg:x="9.462cm" svg:y="0.327cm" chart:style-name="ch2">
          <text:p>Sample 10
P-δ</text:p>
        </chart:title>
        <chart:plot-area chart:style-name="ch3" table:cell-range-address="Calculations.N31:Calculations.N51 Calculations.D31:Calculations.D51" svg:x="1.496cm" svg:y="1.98cm" svg:width="19.871cm" svg:height="6.429cm">
          <chartooo:coordinate-region svg:x="2.55cm" svg:y="2.166cm" svg:width="18.445cm" svg:height="5.773cm"/>
          <chart:axis chart:dimension="x" chart:name="primary-x" chart:style-name="ch4">
            <chart:title svg:x="9.356cm" svg:y="8.602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77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N31:Calculations.N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N31:Calculations.N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02">
                <text:p>0.330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72">
                <text:p>0.457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42">
                <text:p>0.5842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2">
                <text:p>0.76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9">
                <text:p>0.889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84">
                <text:p>1.168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208">
                <text:p>1.3208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78">
                <text:p>1.4478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748">
                <text:p>1.5748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478">
                <text:p>1.4478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08">
                <text:p>1.3208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938">
                <text:p>1.1938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14">
                <text:p>1.0414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44">
                <text:p>0.9144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2">
                <text:p>0.76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5">
                <text:p>0.635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72">
                <text:p>0.457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02">
                <text:p>0.330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3cm" svg:height="9.489cm" xlink:href=".." xlink:type="simple" chart:class="chart:scatter" chart:column-mapping="1 0" chart:style-name="ch1">
        <chart:title svg:x="9.447cm" svg:y="0.324cm" chart:style-name="ch2">
          <text:p>Sample 11
P-δ</text:p>
        </chart:title>
        <chart:plot-area chart:style-name="ch3" table:cell-range-address="Calculations.O31:Calculations.O51 Calculations.D31:Calculations.D51" svg:x="1.495cm" svg:y="1.974cm" svg:width="19.843cm" svg:height="6.296cm">
          <chartooo:coordinate-region svg:x="2.549cm" svg:y="2.16cm" svg:width="18.417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O31:Calculations.O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O31:Calculations.O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18">
                <text:p>0.4318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42">
                <text:p>0.584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74">
                <text:p>0.7874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52">
                <text:p>0.965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3">
                <text:p>1.143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208">
                <text:p>1.3208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86">
                <text:p>1.4986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1">
                <text:p>1.651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288">
                <text:p>1.8288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812">
                <text:p>1.9812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88">
                <text:p>1.8288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51">
                <text:p>1.651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986">
                <text:p>1.4986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208">
                <text:p>1.3208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84">
                <text:p>1.1684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6">
                <text:p>1.016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82">
                <text:p>0.8382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35">
                <text:p>0.635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26">
                <text:p>0.4826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7">
                <text:p>0.1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3cm" svg:height="9.489cm" xlink:href=".." xlink:type="simple" chart:class="chart:scatter" chart:column-mapping="1 0" chart:style-name="ch1">
        <chart:title svg:x="9.447cm" svg:y="0.324cm" chart:style-name="ch2">
          <text:p>Sample 12
P-δ</text:p>
        </chart:title>
        <chart:plot-area chart:style-name="ch3" table:cell-range-address="Calculations.P31:Calculations.P51 Calculations.D31:Calculations.D51" svg:x="1.495cm" svg:y="1.974cm" svg:width="19.843cm" svg:height="6.296cm">
          <chartooo:coordinate-region svg:x="2.549cm" svg:y="2.16cm" svg:width="18.417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P31:Calculations.P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P31:Calculations.P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2">
                <text:p>0.457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04">
                <text:p>0.6604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82">
                <text:p>0.8382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14">
                <text:p>1.0414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446">
                <text:p>1.2446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7">
                <text:p>1.397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002">
                <text:p>1.6002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78">
                <text:p>1.778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58">
                <text:p>1.9558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59">
                <text:p>2.159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812">
                <text:p>1.9812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034">
                <text:p>1.8034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256">
                <text:p>1.6256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478">
                <text:p>1.4478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7">
                <text:p>1.27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68">
                <text:p>1.0668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9">
                <text:p>0.889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12">
                <text:p>0.711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8">
                <text:p>0.508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8">
                <text:p>0.05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02cm" svg:height="9.631cm" xlink:href=".." xlink:type="simple" chart:class="chart:scatter" chart:column-mapping="1 0" chart:style-name="ch1">
        <chart:title svg:x="9.462cm" svg:y="0.327cm" chart:style-name="ch2">
          <text:p>Sample 13
P-δ</text:p>
        </chart:title>
        <chart:plot-area chart:style-name="ch3" table:cell-range-address="Calculations.Q31:Calculations.Q51 Calculations.D31:Calculations.D51" svg:x="1.496cm" svg:y="1.98cm" svg:width="19.87cm" svg:height="6.429cm">
          <chartooo:coordinate-region svg:x="2.55cm" svg:y="2.166cm" svg:width="18.444cm" svg:height="5.773cm"/>
          <chart:axis chart:dimension="x" chart:name="primary-x" chart:style-name="ch4">
            <chart:title svg:x="9.356cm" svg:y="8.602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77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Q31:Calculations.Q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Q31:Calculations.Q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48">
                <text:p>0.3048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26">
                <text:p>0.4826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6">
                <text:p>0.6096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2">
                <text:p>0.76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9">
                <text:p>0.889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84">
                <text:p>1.168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954">
                <text:p>1.2954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24">
                <text:p>1.4224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494">
                <text:p>1.5494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478">
                <text:p>1.4478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54">
                <text:p>1.2954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684">
                <text:p>1.168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14">
                <text:p>1.0414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44">
                <text:p>0.9144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2">
                <text:p>0.76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5">
                <text:p>0.635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6">
                <text:p>0.4826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56">
                <text:p>0.3556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4">
                <text:p>0.02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2cm" svg:height="9.489cm" xlink:href=".." xlink:type="simple" chart:class="chart:scatter" chart:column-mapping="1 0" chart:style-name="ch1">
        <chart:title svg:x="9.447cm" svg:y="0.324cm" chart:style-name="ch2">
          <text:p>Sample 14
P-δ</text:p>
        </chart:title>
        <chart:plot-area chart:style-name="ch3" table:cell-range-address="Calculations.R31:Calculations.R51 Calculations.D31:Calculations.D51" svg:x="1.495cm" svg:y="1.974cm" svg:width="19.842cm" svg:height="6.296cm">
          <chartooo:coordinate-region svg:x="2.549cm" svg:y="2.16cm" svg:width="18.416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R31:Calculations.R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R31:Calculations.R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26">
                <text:p>0.4826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58">
                <text:p>0.6858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36">
                <text:p>0.8636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668">
                <text:p>1.0668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446">
                <text:p>1.2446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224">
                <text:p>1.4224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56">
                <text:p>1.6256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034">
                <text:p>1.8034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066">
                <text:p>2.0066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844">
                <text:p>2.1844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66">
                <text:p>2.0066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288">
                <text:p>1.8288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51">
                <text:p>1.651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16">
                <text:p>1.371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7">
                <text:p>1.27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922">
                <text:p>1.092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9">
                <text:p>0.889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12">
                <text:p>0.711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8">
                <text:p>0.508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62">
                <text:p>0.07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2cm" svg:height="9.489cm" xlink:href=".." xlink:type="simple" chart:class="chart:scatter" chart:column-mapping="1 0" chart:style-name="ch1">
        <chart:title svg:x="9.447cm" svg:y="0.324cm" chart:style-name="ch2">
          <text:p>Sample 15
P-δ</text:p>
        </chart:title>
        <chart:plot-area chart:style-name="ch3" table:cell-range-address="Calculations.S31:Calculations.S51 Calculations.D31:Calculations.D51" svg:x="1.495cm" svg:y="1.974cm" svg:width="19.842cm" svg:height="6.296cm">
          <chartooo:coordinate-region svg:x="2.549cm" svg:y="2.16cm" svg:width="18.416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S31:Calculations.S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S31:Calculations.S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8">
                <text:p>0.508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12">
                <text:p>0.711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9">
                <text:p>0.889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22">
                <text:p>1.092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7">
                <text:p>1.27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732">
                <text:p>1.4732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1">
                <text:p>1.651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542">
                <text:p>1.8542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74">
                <text:p>2.0574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352">
                <text:p>2.2352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574">
                <text:p>2.0574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96">
                <text:p>1.8796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764">
                <text:p>1.676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986">
                <text:p>1.498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954">
                <text:p>1.2954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176">
                <text:p>1.1176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98">
                <text:p>0.9398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66">
                <text:p>0.7366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34">
                <text:p>0.5334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08">
                <text:p>0.050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3cm" svg:height="9.489cm" xlink:href=".." xlink:type="simple" chart:class="chart:scatter" chart:column-mapping="1 0" chart:style-name="ch1">
        <chart:title svg:x="9.606cm" svg:y="0.324cm" chart:style-name="ch2">
          <text:p>Sample 2
P-δ</text:p>
        </chart:title>
        <chart:plot-area chart:style-name="ch3" table:cell-range-address="Calculations.F31:Calculations.F51 Calculations.D31:Calculations.D51" svg:x="1.495cm" svg:y="1.974cm" svg:width="19.843cm" svg:height="6.296cm">
          <chartooo:coordinate-region svg:x="2.549cm" svg:y="2.16cm" svg:width="18.417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F31:Calculations.F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F31:Calculations.F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1">
                <text:p>0.381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8">
                <text:p>0.508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35">
                <text:p>0.635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2">
                <text:p>0.76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44">
                <text:p>0.9144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14">
                <text:p>1.0414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938">
                <text:p>1.1938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462">
                <text:p>1.3462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32">
                <text:p>1.4732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02">
                <text:p>1.6002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732">
                <text:p>1.4732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62">
                <text:p>1.3462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684">
                <text:p>1.168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668">
                <text:p>1.0668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44">
                <text:p>0.9144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2">
                <text:p>0.76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5">
                <text:p>0.635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6">
                <text:p>0.4826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56">
                <text:p>0.3556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4">
                <text:p>0.02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3cm" svg:height="9.489cm" xlink:href=".." xlink:type="simple" chart:class="chart:scatter" chart:column-mapping="1 0" chart:style-name="ch1">
        <chart:title svg:x="9.606cm" svg:y="0.324cm" chart:style-name="ch2">
          <text:p>Sample 3
P-δ</text:p>
        </chart:title>
        <chart:plot-area chart:style-name="ch3" table:cell-range-address="Calculations.G31:Calculations.G51 Calculations.D31:Calculations.D51" svg:x="1.495cm" svg:y="1.974cm" svg:width="19.843cm" svg:height="6.296cm">
          <chartooo:coordinate-region svg:x="2.549cm" svg:y="2.16cm" svg:width="18.417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G31:Calculations.G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G31:Calculations.G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8">
                <text:p>0.508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66">
                <text:p>0.7366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52">
                <text:p>0.9652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684">
                <text:p>1.1684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97">
                <text:p>1.397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002">
                <text:p>1.6002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034">
                <text:p>1.803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2">
                <text:p>2.032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352">
                <text:p>2.2352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384">
                <text:p>2.4384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06">
                <text:p>2.2606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574">
                <text:p>2.0574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542">
                <text:p>1.8542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51">
                <text:p>1.651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478">
                <text:p>1.4478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446">
                <text:p>1.2446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14">
                <text:p>1.0414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2">
                <text:p>0.838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5">
                <text:p>0.635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16">
                <text:p>0.10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02cm" svg:height="9.631cm" xlink:href=".." xlink:type="simple" chart:class="chart:scatter" chart:column-mapping="1 0" chart:style-name="ch1">
        <chart:title svg:x="9.621cm" svg:y="0.327cm" chart:style-name="ch2">
          <text:p>Sample 4
P-δ</text:p>
        </chart:title>
        <chart:plot-area chart:style-name="ch3" table:cell-range-address="Calculations.H31:Calculations.H51 Calculations.D31:Calculations.D51" svg:x="1.496cm" svg:y="1.98cm" svg:width="19.87cm" svg:height="6.429cm">
          <chartooo:coordinate-region svg:x="2.55cm" svg:y="2.166cm" svg:width="18.444cm" svg:height="5.773cm"/>
          <chart:axis chart:dimension="x" chart:name="primary-x" chart:style-name="ch4">
            <chart:title svg:x="9.356cm" svg:y="8.602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77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H31:Calculations.H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H31:Calculations.H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02">
                <text:p>0.330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72">
                <text:p>0.457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6">
                <text:p>0.6096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66">
                <text:p>0.7366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9">
                <text:p>0.889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43">
                <text:p>1.143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7">
                <text:p>1.27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97">
                <text:p>1.397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24">
                <text:p>1.524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7">
                <text:p>1.397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954">
                <text:p>1.2954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684">
                <text:p>1.168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6">
                <text:p>1.01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44">
                <text:p>0.9144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2">
                <text:p>0.76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5">
                <text:p>0.635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8">
                <text:p>0.508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56">
                <text:p>0.3556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4">
                <text:p>0.02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2cm" svg:height="9.489cm" xlink:href=".." xlink:type="simple" chart:class="chart:scatter" chart:column-mapping="1 0" chart:style-name="ch1">
        <chart:title svg:x="9.606cm" svg:y="0.324cm" chart:style-name="ch2">
          <text:p>Sample 5
P-δ</text:p>
        </chart:title>
        <chart:plot-area chart:style-name="ch3" table:cell-range-address="Calculations.I31:Calculations.I51 Calculations.D31:Calculations.D51" svg:x="1.495cm" svg:y="1.974cm" svg:width="19.842cm" svg:height="6.296cm">
          <chartooo:coordinate-region svg:x="2.549cm" svg:y="2.16cm" svg:width="18.416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I31:Calculations.I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I31:Calculations.I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56">
                <text:p>0.3556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8">
                <text:p>0.508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58">
                <text:p>0.6858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82">
                <text:p>0.838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06">
                <text:p>0.9906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43">
                <text:p>1.143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954">
                <text:p>1.295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478">
                <text:p>1.4478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002">
                <text:p>1.6002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72">
                <text:p>1.7272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002">
                <text:p>1.6002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732">
                <text:p>1.4732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208">
                <text:p>1.3208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84">
                <text:p>1.1684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6">
                <text:p>1.016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36">
                <text:p>0.8636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112">
                <text:p>0.7112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88">
                <text:p>0.5588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64">
                <text:p>0.4064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4">
                <text:p>0.02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2cm" svg:height="9.489cm" xlink:href=".." xlink:type="simple" chart:class="chart:scatter" chart:column-mapping="1 0" chart:style-name="ch1">
        <chart:title svg:x="9.606cm" svg:y="0.324cm" chart:style-name="ch2">
          <text:p>Sample 6
P-δ</text:p>
        </chart:title>
        <chart:plot-area chart:style-name="ch3" table:cell-range-address="Calculations.J31:Calculations.J51 Calculations.D31:Calculations.D51" svg:x="1.495cm" svg:y="1.974cm" svg:width="19.842cm" svg:height="6.296cm">
          <chartooo:coordinate-region svg:x="2.549cm" svg:y="2.16cm" svg:width="18.416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J31:Calculations.J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J31:Calculations.J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56">
                <text:p>0.3556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26">
                <text:p>0.4826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96">
                <text:p>0.6096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366">
                <text:p>0.7366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9">
                <text:p>0.889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6">
                <text:p>1.01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43">
                <text:p>1.143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7">
                <text:p>1.27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97">
                <text:p>1.397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24">
                <text:p>1.524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7">
                <text:p>1.397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7">
                <text:p>1.27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684">
                <text:p>1.168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414">
                <text:p>1.0414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9">
                <text:p>0.889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2">
                <text:p>0.76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5">
                <text:p>0.635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8">
                <text:p>0.508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1">
                <text:p>0.381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4">
                <text:p>0.02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02cm" svg:height="9.631cm" xlink:href=".." xlink:type="simple" chart:class="chart:scatter" chart:column-mapping="1 0" chart:style-name="ch1">
        <chart:title svg:x="9.621cm" svg:y="0.327cm" chart:style-name="ch2">
          <text:p>Sample 7
P-δ</text:p>
        </chart:title>
        <chart:plot-area chart:style-name="ch3" table:cell-range-address="Calculations.K31:Calculations.K51 Calculations.D31:Calculations.D51" svg:x="1.496cm" svg:y="1.98cm" svg:width="19.87cm" svg:height="6.429cm">
          <chartooo:coordinate-region svg:x="2.55cm" svg:y="2.166cm" svg:width="18.444cm" svg:height="5.773cm"/>
          <chart:axis chart:dimension="x" chart:name="primary-x" chart:style-name="ch4">
            <chart:title svg:x="9.356cm" svg:y="8.602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77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K31:Calculations.K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K31:Calculations.K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2">
                <text:p>0.457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04">
                <text:p>0.6604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36">
                <text:p>0.8636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6">
                <text:p>1.016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192">
                <text:p>1.2192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716">
                <text:p>1.371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494">
                <text:p>1.5494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26">
                <text:p>1.7526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304">
                <text:p>1.9304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082">
                <text:p>2.1082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304">
                <text:p>1.9304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78">
                <text:p>1.778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002">
                <text:p>1.6002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224">
                <text:p>1.4224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446">
                <text:p>1.2446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668">
                <text:p>1.0668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9">
                <text:p>0.889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12">
                <text:p>0.711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334">
                <text:p>0.5334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62">
                <text:p>0.07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3cm" svg:height="9.489cm" xlink:href=".." xlink:type="simple" chart:class="chart:scatter" chart:column-mapping="1 0" chart:style-name="ch1">
        <chart:title svg:x="9.606cm" svg:y="0.324cm" chart:style-name="ch2">
          <text:p>Sample 8
P-δ</text:p>
        </chart:title>
        <chart:plot-area chart:style-name="ch3" table:cell-range-address="Calculations.L31:Calculations.L51 Calculations.D31:Calculations.D51" svg:x="1.495cm" svg:y="1.974cm" svg:width="19.843cm" svg:height="6.296cm">
          <chartooo:coordinate-region svg:x="2.549cm" svg:y="2.16cm" svg:width="18.417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L31:Calculations.L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L31:Calculations.L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02">
                <text:p>0.3302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8">
                <text:p>0.508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58">
                <text:p>0.6858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28">
                <text:p>0.8128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06">
                <text:p>0.9906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176">
                <text:p>1.117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">
                <text:p>1.27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7">
                <text:p>1.397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494">
                <text:p>1.5494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764">
                <text:p>1.6764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494">
                <text:p>1.5494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97">
                <text:p>1.397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446">
                <text:p>1.2446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76">
                <text:p>1.117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52">
                <text:p>0.9652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28">
                <text:p>0.8128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04">
                <text:p>0.6604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08">
                <text:p>0.508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56">
                <text:p>0.3556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4">
                <text:p>0.02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113">
      <style:chart-properties chart:display-label="true" chart:tick-marks-major-inner="false" chart:tick-marks-major-outer="fals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113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draw:fill-color="#5b9bd5"/>
      <style:text-properties style:text-position="0% 100%"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chart:regression-type="linear"/>
      <style:graphic-properties svg:stroke-width="0.053cm" svg:stroke-color="#5b9bd5"/>
    </style:style>
    <style:style style:name="ch11" style:family="chart">
      <style:text-properties style:text-position="0% 100%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773cm" svg:height="9.489cm" xlink:href=".." xlink:type="simple" chart:class="chart:scatter" chart:column-mapping="1 0" chart:style-name="ch1">
        <chart:title svg:x="9.606cm" svg:y="0.324cm" chart:style-name="ch2">
          <text:p>Sample 9
P-δ</text:p>
        </chart:title>
        <chart:plot-area chart:style-name="ch3" table:cell-range-address="Calculations.M31:Calculations.M51 Calculations.D31:Calculations.D51" svg:x="1.495cm" svg:y="1.974cm" svg:width="19.843cm" svg:height="6.296cm">
          <chartooo:coordinate-region svg:x="2.549cm" svg:y="2.16cm" svg:width="18.417cm" svg:height="5.64cm"/>
          <chart:axis chart:dimension="x" chart:name="primary-x" chart:style-name="ch4">
            <chart:title svg:x="9.341cm" svg:y="8.46cm" chart:style-name="ch5">
              <text:p>Displacement (δ) [mm]</text:p>
            </chart:title>
            <chart:grid chart:style-name="ch6" chart:class="major"/>
          </chart:axis>
          <chart:axis chart:dimension="y" chart:name="primary-y" chart:style-name="ch7">
            <chart:title svg:x="0.451cm" svg:y="6.205cm" chart:style-name="ch8">
              <text:p>Load (P) [N]</text:p>
            </chart:title>
            <chart:grid chart:style-name="ch6" chart:class="major"/>
          </chart:axis>
          <chart:series chart:style-name="ch9" chart:values-cell-range-address="Calculations.D31:Calculations.D51" chart:class="chart:scatter">
            <chart:domain table:cell-range-address="Calculations.M31:Calculations.M51"/>
            <chart:regression-curve chart:style-name="ch10">
              <chart:equation chart:display-equation="true" chart:display-r-square="false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s.M31:Calculations.M51</svg:desc>
                </draw:g>
              </table:table-cell>
              <table:table-cell office:value-type="float" office:value="0">
                <text:p>0</text:p>
                <draw:g>
                  <svg:desc>Calculations.D31:Calculations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94">
                <text:p>0.2794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18">
                <text:p>0.4318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588">
                <text:p>0.5588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12">
                <text:p>0.7112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36">
                <text:p>0.8636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06">
                <text:p>0.990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76">
                <text:p>1.1176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46">
                <text:p>1.2446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716">
                <text:p>1.3716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86">
                <text:p>1.4986</text:p>
              </table:table-cell>
              <table:table-cell office:value-type="float" office:value="2.2563">
                <text:p>2.2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97">
                <text:p>1.397</text:p>
              </table:table-cell>
              <table:table-cell office:value-type="float" office:value="2.0601">
                <text:p>2.0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7">
                <text:p>1.27</text:p>
              </table:table-cell>
              <table:table-cell office:value-type="float" office:value="1.8639">
                <text:p>1.8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76">
                <text:p>1.1176</text:p>
              </table:table-cell>
              <table:table-cell office:value-type="float" office:value="1.6677">
                <text:p>1.6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06">
                <text:p>0.9906</text:p>
              </table:table-cell>
              <table:table-cell office:value-type="float" office:value="1.4715">
                <text:p>1.4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89">
                <text:p>0.889</text:p>
              </table:table-cell>
              <table:table-cell office:value-type="float" office:value="1.2753">
                <text:p>1.2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366">
                <text:p>0.7366</text:p>
              </table:table-cell>
              <table:table-cell office:value-type="float" office:value="1.0791">
                <text:p>1.0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42">
                <text:p>0.5842</text:p>
              </table:table-cell>
              <table:table-cell office:value-type="float" office:value="0.8829">
                <text:p>0.88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72">
                <text:p>0.4572</text:p>
              </table:table-cell>
              <table:table-cell office:value-type="float" office:value="0.6867">
                <text:p>0.68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48">
                <text:p>0.3048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